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asure-generator" table:style-name="ta1">
        <table:shapes>
          <draw:frame draw:z-index="0" draw:style-name="gr1" draw:text-style-name="P1" svg:width="1886.71pt" svg:height="909.44pt" svg:x="260.08pt" svg:y="15.65pt">
            <draw:object draw:notify-on-update-of-ranges="'measure-generator'.B2:'measure-generator'.B10 'measure-generator'.A2:'measure-generator'.A2 'measure-generator'.D2:'measure-generator'.D10 'measure-generator'.A11:'measure-generator'.A11 'measure-generator'.D11:'measure-generator'.D19 'measure-generator'.A20:'measure-generator'.A20 'measure-generator'.D20:'measure-generator'.D28 'measure-generator'.A29:'measure-generator'.A29 'measure-generator'.D29:'measure-generator'.D37 'measure-generator'.A38:'measure-generator'.A38 'measure-generator'.D38:'measure-generator'.D46 'measure-generator'.A47:'measure-generator'.A47 'measure-generator'.D47:'measure-generator'.D55 'measure-generator'.A56:'measure-generator'.A56 'measure-generator'.D56:'measure-generator'.D64 'measure-generator'.A65:'measure-generator'.A65 'measure-generator'.D65:'measure-generator'.D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86.71pt" svg:height="909.44pt" svg:x="265.49pt" svg:y="9234.65pt">
            <draw:object draw:notify-on-update-of-ranges="'measure-generator'.B2:'measure-generator'.B10 'measure-generator'.A2:'measure-generator'.A2 'measure-generator'.D722:'measure-generator'.D730 'measure-generator'.A11:'measure-generator'.A11 'measure-generator'.D731:'measure-generator'.D739 'measure-generator'.A20:'measure-generator'.A20 'measure-generator'.D740:'measure-generator'.D748 'measure-generator'.A29:'measure-generator'.A29 'measure-generator'.D749:'measure-generator'.D757 'measure-generator'.A38:'measure-generator'.A38 'measure-generator'.D758:'measure-generator'.D766 'measure-generator'.A47:'measure-generator'.A47 'measure-generator'.D767:'measure-generator'.D775 'measure-generator'.A56:'measure-generator'.A56 'measure-generator'.D776:'measure-generator'.D784 'measure-generator'.A65:'measure-generator'.A65 'measure-generator'.D785:'measure-generator'.D7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86.71pt" svg:height="909.44pt" svg:x="257.07pt" svg:y="8307.21pt">
            <draw:object draw:notify-on-update-of-ranges="'measure-generator'.B2:'measure-generator'.B10 'measure-generator'.A2:'measure-generator'.A2 'measure-generator'.D650:'measure-generator'.D658 'measure-generator'.A11:'measure-generator'.A11 'measure-generator'.D659:'measure-generator'.D667 'measure-generator'.A20:'measure-generator'.A20 'measure-generator'.D668:'measure-generator'.D676 'measure-generator'.A29:'measure-generator'.A29 'measure-generator'.D677:'measure-generator'.D685 'measure-generator'.A38:'measure-generator'.A38 'measure-generator'.D686:'measure-generator'.D694 'measure-generator'.A47:'measure-generator'.A47 'measure-generator'.D695:'measure-generator'.D703 'measure-generator'.A56:'measure-generator'.A56 'measure-generator'.D704:'measure-generator'.D712 'measure-generator'.A65:'measure-generator'.A65 'measure-generator'.D713:'measure-generator'.D7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86.71pt" svg:height="909.44pt" svg:x="257.07pt" svg:y="7385.64pt">
            <draw:object draw:notify-on-update-of-ranges="'measure-generator'.B2:'measure-generator'.B10 'measure-generator'.A2:'measure-generator'.A2 'measure-generator'.D578:'measure-generator'.D586 'measure-generator'.A11:'measure-generator'.A11 'measure-generator'.D587:'measure-generator'.D595 'measure-generator'.A20:'measure-generator'.A20 'measure-generator'.D596:'measure-generator'.D604 'measure-generator'.A29:'measure-generator'.A29 'measure-generator'.D605:'measure-generator'.D613 'measure-generator'.A38:'measure-generator'.A38 'measure-generator'.D614:'measure-generator'.D622 'measure-generator'.A47:'measure-generator'.A47 'measure-generator'.D623:'measure-generator'.D631 'measure-generator'.A56:'measure-generator'.A56 'measure-generator'.D632:'measure-generator'.D640 'measure-generator'.A65:'measure-generator'.A65 'measure-generator'.D641:'measure-generator'.D6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886.71pt" svg:height="909.44pt" svg:x="257.07pt" svg:y="6464.01pt">
            <draw:object draw:notify-on-update-of-ranges="'measure-generator'.B2:'measure-generator'.B10 'measure-generator'.A2:'measure-generator'.A2 'measure-generator'.D506:'measure-generator'.D514 'measure-generator'.A11:'measure-generator'.A11 'measure-generator'.D515:'measure-generator'.D523 'measure-generator'.A20:'measure-generator'.A20 'measure-generator'.D524:'measure-generator'.D532 'measure-generator'.A29:'measure-generator'.A29 'measure-generator'.D533:'measure-generator'.D541 'measure-generator'.A38:'measure-generator'.A38 'measure-generator'.D542:'measure-generator'.D550 'measure-generator'.A47:'measure-generator'.A47 'measure-generator'.D551:'measure-generator'.D559 'measure-generator'.A56:'measure-generator'.A56 'measure-generator'.D560:'measure-generator'.D568 'measure-generator'.A65:'measure-generator'.A65 'measure-generator'.D569:'measure-generator'.D5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86.71pt" svg:height="909.44pt" svg:x="257.07pt" svg:y="5542.41pt">
            <draw:object draw:notify-on-update-of-ranges="'measure-generator'.B2:'measure-generator'.B10 'measure-generator'.A2:'measure-generator'.A2 'measure-generator'.D434:'measure-generator'.D442 'measure-generator'.A11:'measure-generator'.A11 'measure-generator'.D443:'measure-generator'.D451 'measure-generator'.A20:'measure-generator'.A20 'measure-generator'.D452:'measure-generator'.D460 'measure-generator'.A29:'measure-generator'.A29 'measure-generator'.D461:'measure-generator'.D469 'measure-generator'.A38:'measure-generator'.A38 'measure-generator'.D470:'measure-generator'.D478 'measure-generator'.A47:'measure-generator'.A47 'measure-generator'.D479:'measure-generator'.D487 'measure-generator'.A56:'measure-generator'.A56 'measure-generator'.D488:'measure-generator'.D496 'measure-generator'.A65:'measure-generator'.A65 'measure-generator'.D497:'measure-generator'.D50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886.71pt" svg:height="909.44pt" svg:x="257.07pt" svg:y="4620.81pt">
            <draw:object draw:notify-on-update-of-ranges="'measure-generator'.B2:'measure-generator'.B10 'measure-generator'.A2:'measure-generator'.A2 'measure-generator'.D362:'measure-generator'.D370 'measure-generator'.A11:'measure-generator'.A11 'measure-generator'.D371:'measure-generator'.D379 'measure-generator'.A20:'measure-generator'.A20 'measure-generator'.D380:'measure-generator'.D388 'measure-generator'.A29:'measure-generator'.A29 'measure-generator'.D389:'measure-generator'.D397 'measure-generator'.A38:'measure-generator'.A38 'measure-generator'.D398:'measure-generator'.D406 'measure-generator'.A47:'measure-generator'.A47 'measure-generator'.D407:'measure-generator'.D415 'measure-generator'.A56:'measure-generator'.A56 'measure-generator'.D416:'measure-generator'.D424 'measure-generator'.A65:'measure-generator'.A65 'measure-generator'.D425:'measure-generator'.D43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886.71pt" svg:height="909.44pt" svg:x="257.07pt" svg:y="3699.24pt">
            <draw:object draw:notify-on-update-of-ranges="'measure-generator'.B2:'measure-generator'.B10 'measure-generator'.A2:'measure-generator'.A2 'measure-generator'.D290:'measure-generator'.D298 'measure-generator'.A11:'measure-generator'.A11 'measure-generator'.D299:'measure-generator'.D307 'measure-generator'.A20:'measure-generator'.A20 'measure-generator'.D308:'measure-generator'.D316 'measure-generator'.A29:'measure-generator'.A29 'measure-generator'.D317:'measure-generator'.D325 'measure-generator'.A38:'measure-generator'.A38 'measure-generator'.D326:'measure-generator'.D334 'measure-generator'.A47:'measure-generator'.A47 'measure-generator'.D335:'measure-generator'.D343 'measure-generator'.A56:'measure-generator'.A56 'measure-generator'.D344:'measure-generator'.D352 'measure-generator'.A65:'measure-generator'.A65 'measure-generator'.D353:'measure-generator'.D36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886.71pt" svg:height="909.44pt" svg:x="257.07pt" svg:y="2777.64pt">
            <draw:object draw:notify-on-update-of-ranges="'measure-generator'.B2:'measure-generator'.B10 'measure-generator'.A2:'measure-generator'.A2 'measure-generator'.D218:'measure-generator'.D226 'measure-generator'.A11:'measure-generator'.A11 'measure-generator'.D227:'measure-generator'.D235 'measure-generator'.A20:'measure-generator'.A20 'measure-generator'.D236:'measure-generator'.D244 'measure-generator'.A29:'measure-generator'.A29 'measure-generator'.D245:'measure-generator'.D253 'measure-generator'.A38:'measure-generator'.A38 'measure-generator'.D254:'measure-generator'.D262 'measure-generator'.A47:'measure-generator'.A47 'measure-generator'.D263:'measure-generator'.D271 'measure-generator'.A56:'measure-generator'.A56 'measure-generator'.D272:'measure-generator'.D280 'measure-generator'.A65:'measure-generator'.A65 'measure-generator'.D281:'measure-generator'.D28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886.71pt" svg:height="909.44pt" svg:x="257.07pt" svg:y="1856.04pt">
            <draw:object draw:notify-on-update-of-ranges="'measure-generator'.B2:'measure-generator'.B10 'measure-generator'.A2:'measure-generator'.A2 'measure-generator'.D146:'measure-generator'.D154 'measure-generator'.A11:'measure-generator'.A11 'measure-generator'.D155:'measure-generator'.D163 'measure-generator'.A20:'measure-generator'.A20 'measure-generator'.D164:'measure-generator'.D172 'measure-generator'.A29:'measure-generator'.A29 'measure-generator'.D173:'measure-generator'.D181 'measure-generator'.A38:'measure-generator'.A38 'measure-generator'.D182:'measure-generator'.D190 'measure-generator'.A47:'measure-generator'.A47 'measure-generator'.D191:'measure-generator'.D199 'measure-generator'.A56:'measure-generator'.A56 'measure-generator'.D200:'measure-generator'.D208 'measure-generator'.A65:'measure-generator'.A65 'measure-generator'.D209:'measure-generator'.D2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886.71pt" svg:height="909.44pt" svg:x="257.07pt" svg:y="934.44pt">
            <draw:object draw:notify-on-update-of-ranges="'measure-generator'.B2:'measure-generator'.B10 'measure-generator'.A2:'measure-generator'.A2 'measure-generator'.D74:'measure-generator'.D82 'measure-generator'.A11:'measure-generator'.A11 'measure-generator'.D83:'measure-generator'.D91 'measure-generator'.A20:'measure-generator'.A20 'measure-generator'.D92:'measure-generator'.D100 'measure-generator'.A29:'measure-generator'.A29 'measure-generator'.D101:'measure-generator'.D109 'measure-generator'.A38:'measure-generator'.A38 'measure-generator'.D110:'measure-generator'.D118 'measure-generator'.A47:'measure-generator'.A47 'measure-generator'.D119:'measure-generator'.D127 'measure-generator'.A56:'measure-generator'.A56 'measure-generator'.D128:'measure-generator'.D136 'measure-generator'.A65:'measure-generator'.A65 'measure-generator'.D137:'measure-generator'.D1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ucket bits</text:p>
          </table:table-cell>
          <table:table-cell office:value-type="string" calcext:value-type="string">
            <text:p>small size</text:p>
          </table:table-cell>
          <table:table-cell office:value-type="string" calcext:value-type="string">
            <text:p>segment start</text:p>
          </table:table-cell>
          <table:table-cell office:value-type="string" calcext:value-type="string">
            <text:p>sieve nan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5677511156" calcext:value-type="float">
            <text:p>25677511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395951610" calcext:value-type="float">
            <text:p>193959516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93407179" calcext:value-type="float">
            <text:p>18793407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3063291219" calcext:value-type="float">
            <text:p>23063291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649616059" calcext:value-type="float">
            <text:p>24649616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127496869" calcext:value-type="float">
            <text:p>26127496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254842464" calcext:value-type="float">
            <text:p>29254842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685748445" calcext:value-type="float">
            <text:p>29685748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168663070" calcext:value-type="float">
            <text:p>431686630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5152824879" calcext:value-type="float">
            <text:p>25152824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79315073" calcext:value-type="float">
            <text:p>19479315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21058385" calcext:value-type="float">
            <text:p>18721058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55290753" calcext:value-type="float">
            <text:p>22955290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09377347" calcext:value-type="float">
            <text:p>24509377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7289653456" calcext:value-type="float">
            <text:p>27289653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8946354356" calcext:value-type="float">
            <text:p>28946354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598113352" calcext:value-type="float">
            <text:p>29598113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712096280" calcext:value-type="float">
            <text:p>43712096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4286799950" calcext:value-type="float">
            <text:p>242867999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77501087" calcext:value-type="float">
            <text:p>19477501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694522255" calcext:value-type="float">
            <text:p>18694522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42580061" calcext:value-type="float">
            <text:p>22942580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643452911" calcext:value-type="float">
            <text:p>246434529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263050632" calcext:value-type="float">
            <text:p>26263050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027942661" calcext:value-type="float">
            <text:p>29027942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529261790" calcext:value-type="float">
            <text:p>295292617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158764743" calcext:value-type="float">
            <text:p>431587647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848012239" calcext:value-type="float">
            <text:p>23848012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33835337" calcext:value-type="float">
            <text:p>19433835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05372453" calcext:value-type="float">
            <text:p>18705372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46558778" calcext:value-type="float">
            <text:p>22946558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09340677" calcext:value-type="float">
            <text:p>24509340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588398290" calcext:value-type="float">
            <text:p>26588398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8998750121" calcext:value-type="float">
            <text:p>28998750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454491036" calcext:value-type="float">
            <text:p>29454491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9206140250" calcext:value-type="float">
            <text:p>39206140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426700072" calcext:value-type="float">
            <text:p>23426700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52936229" calcext:value-type="float">
            <text:p>19452936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18240983" calcext:value-type="float">
            <text:p>187182409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61616068" calcext:value-type="float">
            <text:p>22961616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21177586" calcext:value-type="float">
            <text:p>24521177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043640887" calcext:value-type="float">
            <text:p>260436408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120904831" calcext:value-type="float">
            <text:p>29120904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472966502" calcext:value-type="float">
            <text:p>29472966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9502836920" calcext:value-type="float">
            <text:p>395028369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088036824" calcext:value-type="float">
            <text:p>23088036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155182165" calcext:value-type="float">
            <text:p>191551821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657303838" calcext:value-type="float">
            <text:p>186573038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44115940" calcext:value-type="float">
            <text:p>229441159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89692028" calcext:value-type="float">
            <text:p>24589692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7206644923" calcext:value-type="float">
            <text:p>272066449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128941327" calcext:value-type="float">
            <text:p>29128941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457608613" calcext:value-type="float">
            <text:p>29457608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803178607" calcext:value-type="float">
            <text:p>448031786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154555479" calcext:value-type="float">
            <text:p>231545554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139567746" calcext:value-type="float">
            <text:p>19139567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646010084" calcext:value-type="float">
            <text:p>18646010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06508432" calcext:value-type="float">
            <text:p>22906508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13565517" calcext:value-type="float">
            <text:p>24513565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387414488" calcext:value-type="float">
            <text:p>26387414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121787416" calcext:value-type="float">
            <text:p>29121787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485312416" calcext:value-type="float">
            <text:p>29485312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460656066" calcext:value-type="float">
            <text:p>43460656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224083805" calcext:value-type="float">
            <text:p>23224083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462695221" calcext:value-type="float">
            <text:p>19462695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718527125" calcext:value-type="float">
            <text:p>18718527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85489286" calcext:value-type="float">
            <text:p>22985489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543457938" calcext:value-type="float">
            <text:p>24543457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003402182" calcext:value-type="float">
            <text:p>26003402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8880224645" calcext:value-type="float">
            <text:p>28880224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9588035041" calcext:value-type="float">
            <text:p>295880350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386521781" calcext:value-type="float">
            <text:p>44386521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5039487144" calcext:value-type="float">
            <text:p>35039487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6236147697" calcext:value-type="float">
            <text:p>26236147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936643341" calcext:value-type="float">
            <text:p>20936643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91991345" calcext:value-type="float">
            <text:p>24591991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81035448" calcext:value-type="float">
            <text:p>26081035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763756901" calcext:value-type="float">
            <text:p>27763756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567708645" calcext:value-type="float">
            <text:p>30567708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78103925" calcext:value-type="float">
            <text:p>31078103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4427068206" calcext:value-type="float">
            <text:p>44427068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3378046052" calcext:value-type="float">
            <text:p>33378046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5969107246" calcext:value-type="float">
            <text:p>25969107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68745039" calcext:value-type="float">
            <text:p>20868745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14192828" calcext:value-type="float">
            <text:p>24514192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96676678" calcext:value-type="float">
            <text:p>26096676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8012696587" calcext:value-type="float">
            <text:p>28012696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23759403" calcext:value-type="float">
            <text:p>30423759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10966829" calcext:value-type="float">
            <text:p>31010966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723731560" calcext:value-type="float">
            <text:p>4572373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1371621281" calcext:value-type="float">
            <text:p>31371621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4960063424" calcext:value-type="float">
            <text:p>24960063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67754622" calcext:value-type="float">
            <text:p>20867754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23486963" calcext:value-type="float">
            <text:p>245234869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37981575" calcext:value-type="float">
            <text:p>260379815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867323074" calcext:value-type="float">
            <text:p>27867323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379803047" calcext:value-type="float">
            <text:p>30379803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58934453" calcext:value-type="float">
            <text:p>31058934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118886279" calcext:value-type="float">
            <text:p>45118886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9975795877" calcext:value-type="float">
            <text:p>29975795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4549182475" calcext:value-type="float">
            <text:p>24549182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49770842" calcext:value-type="float">
            <text:p>20849770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490650170" calcext:value-type="float">
            <text:p>244906501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5985772077" calcext:value-type="float">
            <text:p>25985772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8010973465" calcext:value-type="float">
            <text:p>28010973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07707363" calcext:value-type="float">
            <text:p>30407707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44973803" calcext:value-type="float">
            <text:p>31044973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9887168264" calcext:value-type="float">
            <text:p>49887168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8808578659" calcext:value-type="float">
            <text:p>28808578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4047850220" calcext:value-type="float">
            <text:p>24047850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22544053" calcext:value-type="float">
            <text:p>20822544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21600062" calcext:value-type="float">
            <text:p>24521600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35250923" calcext:value-type="float">
            <text:p>260352509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8228505104" calcext:value-type="float">
            <text:p>28228505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59556344" calcext:value-type="float">
            <text:p>30459556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00803316" calcext:value-type="float">
            <text:p>31000803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662509665" calcext:value-type="float">
            <text:p>47662509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8229072495" calcext:value-type="float">
            <text:p>282290724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3781055469" calcext:value-type="float">
            <text:p>23781055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716260288" calcext:value-type="float">
            <text:p>20716260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463328822" calcext:value-type="float">
            <text:p>244633288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5975751178" calcext:value-type="float">
            <text:p>25975751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817965750" calcext:value-type="float">
            <text:p>278179657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279787045" calcext:value-type="float">
            <text:p>30279787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49525920" calcext:value-type="float">
            <text:p>310495259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095837466" calcext:value-type="float">
            <text:p>470958374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8326979707" calcext:value-type="float">
            <text:p>283269797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3836303066" calcext:value-type="float">
            <text:p>23836303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744008509" calcext:value-type="float">
            <text:p>20744008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469972962" calcext:value-type="float">
            <text:p>24469972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24996055" calcext:value-type="float">
            <text:p>260249960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856448577" calcext:value-type="float">
            <text:p>278564485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47641217" calcext:value-type="float">
            <text:p>30447641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0977292784" calcext:value-type="float">
            <text:p>309772927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6007942073" calcext:value-type="float">
            <text:p>46007942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8087268848" calcext:value-type="float">
            <text:p>28087268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3923022825" calcext:value-type="float">
            <text:p>23923022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827109300" calcext:value-type="float">
            <text:p>20827109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4521079811" calcext:value-type="float">
            <text:p>24521079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001292621" calcext:value-type="float">
            <text:p>26001292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8027879595" calcext:value-type="float">
            <text:p>280278795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434404336" calcext:value-type="float">
            <text:p>30434404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1067764693" calcext:value-type="float">
            <text:p>31067764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6433538161" calcext:value-type="float">
            <text:p>46433538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684102145" calcext:value-type="float">
            <text:p>49684102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7724066240" calcext:value-type="float">
            <text:p>377240662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0009631882" calcext:value-type="float">
            <text:p>30009631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937067207" calcext:value-type="float">
            <text:p>28937067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359206713" calcext:value-type="float">
            <text:p>28359206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395949585" calcext:value-type="float">
            <text:p>29395949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196255406" calcext:value-type="float">
            <text:p>32196255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871638916" calcext:value-type="float">
            <text:p>32871638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891924735" calcext:value-type="float">
            <text:p>49891924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5247254349" calcext:value-type="float">
            <text:p>45247254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6328372625" calcext:value-type="float">
            <text:p>36328372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9353786957" calcext:value-type="float">
            <text:p>293537869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896719969" calcext:value-type="float">
            <text:p>28896719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72508889" calcext:value-type="float">
            <text:p>2827250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470225930" calcext:value-type="float">
            <text:p>294702259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04124479" calcext:value-type="float">
            <text:p>32004124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3074377129" calcext:value-type="float">
            <text:p>33074377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928493142" calcext:value-type="float">
            <text:p>49928493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1280906531" calcext:value-type="float">
            <text:p>4128090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3602414737" calcext:value-type="float">
            <text:p>33602414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8265253353" calcext:value-type="float">
            <text:p>28265253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543369796" calcext:value-type="float">
            <text:p>28543369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63618651" calcext:value-type="float">
            <text:p>28263618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633933757" calcext:value-type="float">
            <text:p>296339337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1926581588" calcext:value-type="float">
            <text:p>319265815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959535359" calcext:value-type="float">
            <text:p>32959535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569833846" calcext:value-type="float">
            <text:p>49569833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8908964193" calcext:value-type="float">
            <text:p>38908964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2204868023" calcext:value-type="float">
            <text:p>32204868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7620574449" calcext:value-type="float">
            <text:p>276205744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407336297" calcext:value-type="float">
            <text:p>28407336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81729471" calcext:value-type="float">
            <text:p>28281729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596897135" calcext:value-type="float">
            <text:p>29596897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08703971" calcext:value-type="float">
            <text:p>32008703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821580104" calcext:value-type="float">
            <text:p>32821580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5010606587" calcext:value-type="float">
            <text:p>450106065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6349058423" calcext:value-type="float">
            <text:p>36349058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0697898174" calcext:value-type="float">
            <text:p>30697898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6986134059" calcext:value-type="float">
            <text:p>269861340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300987299" calcext:value-type="float">
            <text:p>28300987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83965721" calcext:value-type="float">
            <text:p>282839657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666020937" calcext:value-type="float">
            <text:p>29666020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68779835" calcext:value-type="float">
            <text:p>320687798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829105854" calcext:value-type="float">
            <text:p>32829105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8486515569" calcext:value-type="float">
            <text:p>484865155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4954595763" calcext:value-type="float">
            <text:p>34954595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0041999336" calcext:value-type="float">
            <text:p>30041999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6816824611" calcext:value-type="float">
            <text:p>26816824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208951292" calcext:value-type="float">
            <text:p>28208951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35042319" calcext:value-type="float">
            <text:p>282350423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594606481" calcext:value-type="float">
            <text:p>295946064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1954759821" calcext:value-type="float">
            <text:p>31954759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914559458" calcext:value-type="float">
            <text:p>32914559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589217599" calcext:value-type="float">
            <text:p>49589217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4771160495" calcext:value-type="float">
            <text:p>347711604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0067092959" calcext:value-type="float">
            <text:p>300670929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6881732381" calcext:value-type="float">
            <text:p>268817323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265657526" calcext:value-type="float">
            <text:p>28265657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27554635" calcext:value-type="float">
            <text:p>282275546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580151500" calcext:value-type="float">
            <text:p>29580151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16864927" calcext:value-type="float">
            <text:p>32016864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3027486597" calcext:value-type="float">
            <text:p>33027486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8673712212" calcext:value-type="float">
            <text:p>48673712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4071762198" calcext:value-type="float">
            <text:p>34071762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9746978231" calcext:value-type="float">
            <text:p>29746978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6689914690" calcext:value-type="float">
            <text:p>266899146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251837685" calcext:value-type="float">
            <text:p>282518376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8261224421" calcext:value-type="float">
            <text:p>28261224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9556271853" calcext:value-type="float">
            <text:p>29556271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056457181" calcext:value-type="float">
            <text:p>32056457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3029938167" calcext:value-type="float">
            <text:p>33029938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161434846" calcext:value-type="float">
            <text:p>49161434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8519927503" calcext:value-type="float">
            <text:p>68519927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2801316985" calcext:value-type="float">
            <text:p>52801316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2082314730" calcext:value-type="float">
            <text:p>420823147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8600831572" calcext:value-type="float">
            <text:p>38600831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4640522864" calcext:value-type="float">
            <text:p>34640522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823624080" calcext:value-type="float">
            <text:p>31823624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328088717" calcext:value-type="float">
            <text:p>33328088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720099880" calcext:value-type="float">
            <text:p>34720099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602137048" calcext:value-type="float">
            <text:p>53602137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9737898584" calcext:value-type="float">
            <text:p>59737898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9481615156" calcext:value-type="float">
            <text:p>49481615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9820474865" calcext:value-type="float">
            <text:p>39820474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8238622175" calcext:value-type="float">
            <text:p>38238622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4445642499" calcext:value-type="float">
            <text:p>34445642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776160223" calcext:value-type="float">
            <text:p>31776160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58419728" calcext:value-type="float">
            <text:p>33158419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5161954324" calcext:value-type="float">
            <text:p>35161954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1279531287" calcext:value-type="float">
            <text:p>51279531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3071573697" calcext:value-type="float">
            <text:p>53071573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4001364419" calcext:value-type="float">
            <text:p>440013644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7369945578" calcext:value-type="float">
            <text:p>37369945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6524626984" calcext:value-type="float">
            <text:p>365246269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912663613" calcext:value-type="float">
            <text:p>33912663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745560804" calcext:value-type="float">
            <text:p>31745560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89140257" calcext:value-type="float">
            <text:p>33189140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776513062" calcext:value-type="float">
            <text:p>34776513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4512991701" calcext:value-type="float">
            <text:p>545129917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9057221244" calcext:value-type="float">
            <text:p>49057221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1478932204" calcext:value-type="float">
            <text:p>41478932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5715861774" calcext:value-type="float">
            <text:p>35715861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5482427407" calcext:value-type="float">
            <text:p>35482427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575012508" calcext:value-type="float">
            <text:p>33575012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2382346457" calcext:value-type="float">
            <text:p>323823464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32495620" calcext:value-type="float">
            <text:p>331324956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982814156" calcext:value-type="float">
            <text:p>34982814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6902702854" calcext:value-type="float">
            <text:p>56902702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5643653569" calcext:value-type="float">
            <text:p>456436535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8737827487" calcext:value-type="float">
            <text:p>38737827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3952735331" calcext:value-type="float">
            <text:p>33952735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736382680" calcext:value-type="float">
            <text:p>347363826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341512144" calcext:value-type="float">
            <text:p>33341512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894268608" calcext:value-type="float">
            <text:p>31894268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41027782" calcext:value-type="float">
            <text:p>33141027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600474056" calcext:value-type="float">
            <text:p>34600474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933305697" calcext:value-type="float">
            <text:p>53933305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3391187245" calcext:value-type="float">
            <text:p>43391187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7128914369" calcext:value-type="float">
            <text:p>37128914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3311549675" calcext:value-type="float">
            <text:p>33311549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451035151" calcext:value-type="float">
            <text:p>34451035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247688622" calcext:value-type="float">
            <text:p>332476886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785288900" calcext:value-type="float">
            <text:p>317852889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93340508" calcext:value-type="float">
            <text:p>33193340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748148351" calcext:value-type="float">
            <text:p>34748148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4512556868" calcext:value-type="float">
            <text:p>545125568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2265664509" calcext:value-type="float">
            <text:p>42265664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6698822383" calcext:value-type="float">
            <text:p>36698822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3270526160" calcext:value-type="float">
            <text:p>33270526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547313177" calcext:value-type="float">
            <text:p>34547313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326812020" calcext:value-type="float">
            <text:p>333268120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769428779" calcext:value-type="float">
            <text:p>3176942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257745137" calcext:value-type="float">
            <text:p>33257745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607175537" calcext:value-type="float">
            <text:p>34607175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506208786" calcext:value-type="float">
            <text:p>535062087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0666036304" calcext:value-type="float">
            <text:p>40666036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5930416082" calcext:value-type="float">
            <text:p>35930416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2701853918" calcext:value-type="float">
            <text:p>32701853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233849010" calcext:value-type="float">
            <text:p>34233849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3224735703" calcext:value-type="float">
            <text:p>33224735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823606482" calcext:value-type="float">
            <text:p>31823606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193381502" calcext:value-type="float">
            <text:p>33193381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660545175" calcext:value-type="float">
            <text:p>34660545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7263493845" calcext:value-type="float">
            <text:p>57263493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92520687934" calcext:value-type="float">
            <text:p>92520687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72553805063" calcext:value-type="float">
            <text:p>7255380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8398641683" calcext:value-type="float">
            <text:p>58398641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2097471479" calcext:value-type="float">
            <text:p>52097471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5924854480" calcext:value-type="float">
            <text:p>45924854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0960939587" calcext:value-type="float">
            <text:p>40960939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749191219" calcext:value-type="float">
            <text:p>36749191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511479216" calcext:value-type="float">
            <text:p>36511479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9539577974" calcext:value-type="float">
            <text:p>59539577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7600760897" calcext:value-type="float">
            <text:p>77600760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5740229959" calcext:value-type="float">
            <text:p>65740229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3087257120" calcext:value-type="float">
            <text:p>53087257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0094960891" calcext:value-type="float">
            <text:p>50094960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4553486447" calcext:value-type="float">
            <text:p>44553486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0610933345" calcext:value-type="float">
            <text:p>40610933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689087209" calcext:value-type="float">
            <text:p>36689087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430355354" calcext:value-type="float">
            <text:p>36430355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5160696413" calcext:value-type="float">
            <text:p>55160696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7136645101" calcext:value-type="float">
            <text:p>67136645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6381091063" calcext:value-type="float">
            <text:p>56381091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8283730912" calcext:value-type="float">
            <text:p>48283730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6249738671" calcext:value-type="float">
            <text:p>462497386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2728941789" calcext:value-type="float">
            <text:p>42728941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9520775515" calcext:value-type="float">
            <text:p>39520775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472241967" calcext:value-type="float">
            <text:p>36472241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316639643" calcext:value-type="float">
            <text:p>36316639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9560260910" calcext:value-type="float">
            <text:p>595602609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0729382836" calcext:value-type="float">
            <text:p>60729382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2062945225" calcext:value-type="float">
            <text:p>52062945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5548705880" calcext:value-type="float">
            <text:p>455487058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4295476053" calcext:value-type="float">
            <text:p>44295476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1475496013" calcext:value-type="float">
            <text:p>41475496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969718007" calcext:value-type="float">
            <text:p>38969718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270063676" calcext:value-type="float">
            <text:p>36270063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304359374" calcext:value-type="float">
            <text:p>36304359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7569494626" calcext:value-type="float">
            <text:p>57569494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5941998561" calcext:value-type="float">
            <text:p>559419985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8481573113" calcext:value-type="float">
            <text:p>48481573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2685254041" calcext:value-type="float">
            <text:p>42685254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2202804073" calcext:value-type="float">
            <text:p>42202804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0233571533" calcext:value-type="float">
            <text:p>40233571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445477601" calcext:value-type="float">
            <text:p>384454776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163181367" calcext:value-type="float">
            <text:p>36163181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424142693" calcext:value-type="float">
            <text:p>364241426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7041877114" calcext:value-type="float">
            <text:p>57041877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3459978814" calcext:value-type="float">
            <text:p>534599788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6193483334" calcext:value-type="float">
            <text:p>46193483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0954884556" calcext:value-type="float">
            <text:p>40954884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1217483243" calcext:value-type="float">
            <text:p>41217483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9875586833" calcext:value-type="float">
            <text:p>398755868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322848109" calcext:value-type="float">
            <text:p>38322848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156178937" calcext:value-type="float">
            <text:p>361561789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345449795" calcext:value-type="float">
            <text:p>363454497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9490594721" calcext:value-type="float">
            <text:p>594905947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1793185574" calcext:value-type="float">
            <text:p>51793185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4719014828" calcext:value-type="float">
            <text:p>44719014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0193429625" calcext:value-type="float">
            <text:p>40193429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1073341451" calcext:value-type="float">
            <text:p>41073341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9849990631" calcext:value-type="float">
            <text:p>39849990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376475739" calcext:value-type="float">
            <text:p>383764757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243955745" calcext:value-type="float">
            <text:p>36243955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498932722" calcext:value-type="float">
            <text:p>364989327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9772164604" calcext:value-type="float">
            <text:p>59772164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8678112283" calcext:value-type="float">
            <text:p>48678112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2762054240" calcext:value-type="float">
            <text:p>427620542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9040499077" calcext:value-type="float">
            <text:p>39040499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0316535435" calcext:value-type="float">
            <text:p>403165354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9549482861" calcext:value-type="float">
            <text:p>39549482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169320136" calcext:value-type="float">
            <text:p>38169320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169027361" calcext:value-type="float">
            <text:p>36169027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504780604" calcext:value-type="float">
            <text:p>36504780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1331003266" calcext:value-type="float">
            <text:p>61331003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1109025461" calcext:value-type="float">
            <text:p>1211090254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96308865606" calcext:value-type="float">
            <text:p>96308865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78003624343" calcext:value-type="float">
            <text:p>78003624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68575707216" calcext:value-type="float">
            <text:p>68575707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9688447674" calcext:value-type="float">
            <text:p>59688447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2331526867" calcext:value-type="float">
            <text:p>52331526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6156235022" calcext:value-type="float">
            <text:p>46156235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3526445716" calcext:value-type="float">
            <text:p>43526445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7725185586" calcext:value-type="float">
            <text:p>67725185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8291945788" calcext:value-type="float">
            <text:p>98291945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84625166933" calcext:value-type="float">
            <text:p>84625166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68268085841" calcext:value-type="float">
            <text:p>68268085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63995591479" calcext:value-type="float">
            <text:p>63995591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6168536587" calcext:value-type="float">
            <text:p>56168536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0879525951" calcext:value-type="float">
            <text:p>50879525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5356954682" calcext:value-type="float">
            <text:p>45356954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2983093450" calcext:value-type="float">
            <text:p>42983093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4027749548" calcext:value-type="float">
            <text:p>64027749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2731481430" calcext:value-type="float">
            <text:p>827314814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70138359285" calcext:value-type="float">
            <text:p>70138359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60550718286" calcext:value-type="float">
            <text:p>60550718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7072617755" calcext:value-type="float">
            <text:p>57072617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2448845557" calcext:value-type="float">
            <text:p>52448845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8109115066" calcext:value-type="float">
            <text:p>48109115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4003499535" calcext:value-type="float">
            <text:p>44003499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2203990604" calcext:value-type="float">
            <text:p>42203990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6796193708" calcext:value-type="float">
            <text:p>66796193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4024750985" calcext:value-type="float">
            <text:p>74024750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757139440" calcext:value-type="float">
            <text:p>637571394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5829696852" calcext:value-type="float">
            <text:p>5582969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3852380110" calcext:value-type="float">
            <text:p>53852380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0388451144" calcext:value-type="float">
            <text:p>50388451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6721303736" calcext:value-type="float">
            <text:p>46721303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3013443679" calcext:value-type="float">
            <text:p>43013443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2099831483" calcext:value-type="float">
            <text:p>42099831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3844354998" calcext:value-type="float">
            <text:p>63844354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6655042171" calcext:value-type="float">
            <text:p>66655042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8282806428" calcext:value-type="float">
            <text:p>58282806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1887102332" calcext:value-type="float">
            <text:p>51887102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0855419185" calcext:value-type="float">
            <text:p>50855419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7972605316" calcext:value-type="float">
            <text:p>47972605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5057425250" calcext:value-type="float">
            <text:p>45057425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2237119054" calcext:value-type="float">
            <text:p>42237119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1584653188" calcext:value-type="float">
            <text:p>41584653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6910608745" calcext:value-type="float">
            <text:p>66910608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3182807606" calcext:value-type="float">
            <text:p>63182807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5643957520" calcext:value-type="float">
            <text:p>556439575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9786116028" calcext:value-type="float">
            <text:p>49786116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9042617919" calcext:value-type="float">
            <text:p>49042617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6745900021" calcext:value-type="float">
            <text:p>46745900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4672328302" calcext:value-type="float">
            <text:p>446723283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2025206910" calcext:value-type="float">
            <text:p>420252069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2055101980" calcext:value-type="float">
            <text:p>420551019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7448875171" calcext:value-type="float">
            <text:p>67448875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1519290059" calcext:value-type="float">
            <text:p>615192900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3989559637" calcext:value-type="float">
            <text:p>53989559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8220208381" calcext:value-type="float">
            <text:p>482202083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8025385076" calcext:value-type="float">
            <text:p>48025385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6396964866" calcext:value-type="float">
            <text:p>463969648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4424412282" calcext:value-type="float">
            <text:p>444244122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2153292050" calcext:value-type="float">
            <text:p>421532920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1647387910" calcext:value-type="float">
            <text:p>416473879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8669917525" calcext:value-type="float">
            <text:p>68669917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8265401910" calcext:value-type="float">
            <text:p>582654019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0939478479" calcext:value-type="float">
            <text:p>509394784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5835421672" calcext:value-type="float">
            <text:p>45835421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6521874958" calcext:value-type="float">
            <text:p>465218749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5534573847" calcext:value-type="float">
            <text:p>45534573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3942490943" calcext:value-type="float">
            <text:p>439424909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1803569367" calcext:value-type="float">
            <text:p>41803569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1561703132" calcext:value-type="float">
            <text:p>41561703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6663755081" calcext:value-type="float">
            <text:p>66663755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54272876953" calcext:value-type="float">
            <text:p>1542728769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24649686390" calcext:value-type="float">
            <text:p>1246496863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01550218502" calcext:value-type="float">
            <text:p>101550218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8264352964" calcext:value-type="float">
            <text:p>88264352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76310711163" calcext:value-type="float">
            <text:p>76310711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6457637320" calcext:value-type="float">
            <text:p>66457637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8576719429" calcext:value-type="float">
            <text:p>58576719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5313962902" calcext:value-type="float">
            <text:p>55313962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83580247251" calcext:value-type="float">
            <text:p>83580247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20796125542" calcext:value-type="float">
            <text:p>120796125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6595513512" calcext:value-type="float">
            <text:p>106595513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85970500089" calcext:value-type="float">
            <text:p>85970500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0142242391" calcext:value-type="float">
            <text:p>801422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9503930353" calcext:value-type="float">
            <text:p>69503930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3035593563" calcext:value-type="float">
            <text:p>63035593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5964272835" calcext:value-type="float">
            <text:p>55964272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3868831716" calcext:value-type="float">
            <text:p>53868831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81164291149" calcext:value-type="float">
            <text:p>81164291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99873817898" calcext:value-type="float">
            <text:p>99873817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86083848515" calcext:value-type="float">
            <text:p>86083848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74214003961" calcext:value-type="float">
            <text:p>74214003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69258196593" calcext:value-type="float">
            <text:p>69258196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3416143215" calcext:value-type="float">
            <text:p>63416143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7773529164" calcext:value-type="float">
            <text:p>57773529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3047390317" calcext:value-type="float">
            <text:p>530473903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1248930190" calcext:value-type="float">
            <text:p>512489301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9042232537" calcext:value-type="float">
            <text:p>79042232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87680366060" calcext:value-type="float">
            <text:p>876803660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76585653530" calcext:value-type="float">
            <text:p>765856535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67506013583" calcext:value-type="float">
            <text:p>67506013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64068546917" calcext:value-type="float">
            <text:p>64068546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9770685717" calcext:value-type="float">
            <text:p>59770685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5449622053" calcext:value-type="float">
            <text:p>55449622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371775630" calcext:value-type="float">
            <text:p>513717756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0067777613" calcext:value-type="float">
            <text:p>50067777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3655253788" calcext:value-type="float">
            <text:p>73655253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9043554703" calcext:value-type="float">
            <text:p>79043554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8925416706" calcext:value-type="float">
            <text:p>689254167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61424857731" calcext:value-type="float">
            <text:p>614248577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9817309452" calcext:value-type="float">
            <text:p>59817309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7541627119" calcext:value-type="float">
            <text:p>57541627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798259335" calcext:value-type="float">
            <text:p>52798259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9033186065" calcext:value-type="float">
            <text:p>49033186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8508623548" calcext:value-type="float">
            <text:p>48508623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2244130558" calcext:value-type="float">
            <text:p>72244130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3221507847" calcext:value-type="float">
            <text:p>73221507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4953062888" calcext:value-type="float">
            <text:p>64953062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8804943633" calcext:value-type="float">
            <text:p>58804943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7767811883" calcext:value-type="float">
            <text:p>577678118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4779983754" calcext:value-type="float">
            <text:p>54779983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1251216028" calcext:value-type="float">
            <text:p>51251216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8123303038" calcext:value-type="float">
            <text:p>481233030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8616566182" calcext:value-type="float">
            <text:p>48616566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865409214" calcext:value-type="float">
            <text:p>75865409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0898044300" calcext:value-type="float">
            <text:p>70898044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3092765780" calcext:value-type="float">
            <text:p>630927657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7181252588" calcext:value-type="float">
            <text:p>571812525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6226047324" calcext:value-type="float">
            <text:p>56226047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3502021384" calcext:value-type="float">
            <text:p>53502021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0590921584" calcext:value-type="float">
            <text:p>505909215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7977486454" calcext:value-type="float">
            <text:p>479774864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8182954832" calcext:value-type="float">
            <text:p>48182954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7584227088" calcext:value-type="float">
            <text:p>77584227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7637606921" calcext:value-type="float">
            <text:p>676376069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0132191042" calcext:value-type="float">
            <text:p>601321910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4153107318" calcext:value-type="float">
            <text:p>54153107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3622217114" calcext:value-type="float">
            <text:p>53622217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1808684122" calcext:value-type="float">
            <text:p>51808684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9562424873" calcext:value-type="float">
            <text:p>49562424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9743827205" calcext:value-type="float">
            <text:p>497438272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7838268400" calcext:value-type="float">
            <text:p>478382684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3798407889" calcext:value-type="float">
            <text:p>73798407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90747579080" calcext:value-type="float">
            <text:p>190747579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57381317070" calcext:value-type="float">
            <text:p>1573813170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29425644351" calcext:value-type="float">
            <text:p>129425644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11638458498" calcext:value-type="float">
            <text:p>111638458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6163162580" calcext:value-type="float">
            <text:p>96163162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83557196906" calcext:value-type="float">
            <text:p>83557196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73814653665" calcext:value-type="float">
            <text:p>73814653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70026599684" calcext:value-type="float">
            <text:p>70026599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3978717478" calcext:value-type="float">
            <text:p>93978717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45391937833" calcext:value-type="float">
            <text:p>145391937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30888303188" calcext:value-type="float">
            <text:p>130888303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05945787802" calcext:value-type="float">
            <text:p>105945787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98705924548" calcext:value-type="float">
            <text:p>98705924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84892627200" calcext:value-type="float">
            <text:p>84892627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7332990883" calcext:value-type="float">
            <text:p>77332990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71535596532" calcext:value-type="float">
            <text:p>71535596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6839648951" calcext:value-type="float">
            <text:p>66839648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4281982090" calcext:value-type="float">
            <text:p>942819820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8397413394" calcext:value-type="float">
            <text:p>118397413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09377070581" calcext:value-type="float">
            <text:p>109377070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9611595026" calcext:value-type="float">
            <text:p>89611595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88389284563" calcext:value-type="float">
            <text:p>88389284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5567239175" calcext:value-type="float">
            <text:p>75567239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8825781339" calcext:value-type="float">
            <text:p>68825781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63212652948" calcext:value-type="float">
            <text:p>63212652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1578758795" calcext:value-type="float">
            <text:p>61578758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2714226579" calcext:value-type="float">
            <text:p>92714226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02652343852" calcext:value-type="float">
            <text:p>102652343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0046637916" calcext:value-type="float">
            <text:p>90046637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79841141184" calcext:value-type="float">
            <text:p>79841141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5658562590" calcext:value-type="float">
            <text:p>756585625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0158787023" calcext:value-type="float">
            <text:p>70158787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4722252389" calcext:value-type="float">
            <text:p>64722252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9998877023" calcext:value-type="float">
            <text:p>59998877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9054081668" calcext:value-type="float">
            <text:p>59054081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4335211554" calcext:value-type="float">
            <text:p>84335211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91591782726" calcext:value-type="float">
            <text:p>91591782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81061916743" calcext:value-type="float">
            <text:p>81061916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72225808113" calcext:value-type="float">
            <text:p>72225808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9340031439" calcext:value-type="float">
            <text:p>693400314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5459612777" calcext:value-type="float">
            <text:p>654596127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1249017772" calcext:value-type="float">
            <text:p>612490177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7132793496" calcext:value-type="float">
            <text:p>57132793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6325561583" calcext:value-type="float">
            <text:p>56325561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3273026691" calcext:value-type="float">
            <text:p>83273026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4728190369" calcext:value-type="float">
            <text:p>84728190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74975299304" calcext:value-type="float">
            <text:p>74975299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7928246464" calcext:value-type="float">
            <text:p>67928246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6540755080" calcext:value-type="float">
            <text:p>665407550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3303515414" calcext:value-type="float">
            <text:p>63303515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9246033244" calcext:value-type="float">
            <text:p>59246033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5261408384" calcext:value-type="float">
            <text:p>55261408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5114687348" calcext:value-type="float">
            <text:p>55114687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8085669698" calcext:value-type="float">
            <text:p>880856696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0527337383" calcext:value-type="float">
            <text:p>80527337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72240700093" calcext:value-type="float">
            <text:p>72240700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6017664327" calcext:value-type="float">
            <text:p>66017664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4864688591" calcext:value-type="float">
            <text:p>648646885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1697080127" calcext:value-type="float">
            <text:p>61697080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7699088273" calcext:value-type="float">
            <text:p>57699088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4201004896" calcext:value-type="float">
            <text:p>542010048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4697056380" calcext:value-type="float">
            <text:p>546970563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7983958927" calcext:value-type="float">
            <text:p>879839589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76890856094" calcext:value-type="float">
            <text:p>76890856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69123665727" calcext:value-type="float">
            <text:p>69123665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2965713169" calcext:value-type="float">
            <text:p>62965713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1972133821" calcext:value-type="float">
            <text:p>61972133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084664259" calcext:value-type="float">
            <text:p>59084664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5738830338" calcext:value-type="float">
            <text:p>55738830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2910234400" calcext:value-type="float">
            <text:p>529102344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4008861811" calcext:value-type="float">
            <text:p>54008861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3046589727" calcext:value-type="float">
            <text:p>83046589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29214416028" calcext:value-type="float">
            <text:p>229214416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92540709128" calcext:value-type="float">
            <text:p>192540709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60886014558" calcext:value-type="float">
            <text:p>160886014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38650667033" calcext:value-type="float">
            <text:p>138650667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19160316060" calcext:value-type="float">
            <text:p>119160316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03498518354" calcext:value-type="float">
            <text:p>103498518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91795071146" calcext:value-type="float">
            <text:p>91795071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87172419480" calcext:value-type="float">
            <text:p>87172419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17186923565" calcext:value-type="float">
            <text:p>117186923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71265967485" calcext:value-type="float">
            <text:p>171265967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56585113726" calcext:value-type="float">
            <text:p>156585113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27810334823" calcext:value-type="float">
            <text:p>12781033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19384202490" calcext:value-type="float">
            <text:p>119384202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1915957821" calcext:value-type="float">
            <text:p>101915957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93297658666" calcext:value-type="float">
            <text:p>93297658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2543896051" calcext:value-type="float">
            <text:p>825438960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81206655613" calcext:value-type="float">
            <text:p>81206655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11846407986" calcext:value-type="float">
            <text:p>1118464079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37008333815" calcext:value-type="float">
            <text:p>137008333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0279917791" calcext:value-type="float">
            <text:p>120279917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05485015938" calcext:value-type="float">
            <text:p>105485015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97713286519" calcext:value-type="float">
            <text:p>97713286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8825231897" calcext:value-type="float">
            <text:p>88825231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80557501417" calcext:value-type="float">
            <text:p>805575014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4400537668" calcext:value-type="float">
            <text:p>74400537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73183664772" calcext:value-type="float">
            <text:p>73183664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06612649698" calcext:value-type="float">
            <text:p>106612649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17755636737" calcext:value-type="float">
            <text:p>117755636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04114825569" calcext:value-type="float">
            <text:p>104114825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92504021428" calcext:value-type="float">
            <text:p>92504021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87259938155" calcext:value-type="float">
            <text:p>87259938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1234298723" calcext:value-type="float">
            <text:p>81234298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4698095549" calcext:value-type="float">
            <text:p>74698095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9277392607" calcext:value-type="float">
            <text:p>692773926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9092042293" calcext:value-type="float">
            <text:p>69092042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5582985171" calcext:value-type="float">
            <text:p>95582985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03397094074" calcext:value-type="float">
            <text:p>103397094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92306490164" calcext:value-type="float">
            <text:p>92306490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3256875546" calcext:value-type="float">
            <text:p>83256875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9714027114" calcext:value-type="float">
            <text:p>79714027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4646188951" calcext:value-type="float">
            <text:p>746461889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9677009066" calcext:value-type="float">
            <text:p>696770090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5294002473" calcext:value-type="float">
            <text:p>65294002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5069692032" calcext:value-type="float">
            <text:p>65069692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6416398557" calcext:value-type="float">
            <text:p>96416398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96165776251" calcext:value-type="float">
            <text:p>961657762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85931830300" calcext:value-type="float">
            <text:p>85931830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7591552387" calcext:value-type="float">
            <text:p>775915523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5206603788" calcext:value-type="float">
            <text:p>752066037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1550922297" calcext:value-type="float">
            <text:p>71550922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7159881576" calcext:value-type="float">
            <text:p>67159881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116654710" calcext:value-type="float">
            <text:p>631166547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3097531467" calcext:value-type="float">
            <text:p>630975314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5336560678" calcext:value-type="float">
            <text:p>95336560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90579051638" calcext:value-type="float">
            <text:p>905790516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81199343927" calcext:value-type="float">
            <text:p>81199343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4423548556" calcext:value-type="float">
            <text:p>74423548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3253458837" calcext:value-type="float">
            <text:p>73253458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69839325730" calcext:value-type="float">
            <text:p>698393257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5673583979" calcext:value-type="float">
            <text:p>65673583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1461295117" calcext:value-type="float">
            <text:p>61461295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1840226821" calcext:value-type="float">
            <text:p>61840226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8176996673" calcext:value-type="float">
            <text:p>98176996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85874610666" calcext:value-type="float">
            <text:p>85874610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77625524938" calcext:value-type="float">
            <text:p>77625524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1238319065" calcext:value-type="float">
            <text:p>71238319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0216257390" calcext:value-type="float">
            <text:p>702162573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66865911861" calcext:value-type="float">
            <text:p>66865911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2702011340" calcext:value-type="float">
            <text:p>627020113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9125007657" calcext:value-type="float">
            <text:p>591250076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0269077936" calcext:value-type="float">
            <text:p>60269077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5026453086" calcext:value-type="float">
            <text:p>95026453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70923664604" calcext:value-type="float">
            <text:p>270923664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30870942951" calcext:value-type="float">
            <text:p>230870942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95925610938" calcext:value-type="float">
            <text:p>195925610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70043424520" calcext:value-type="float">
            <text:p>170043424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46476743731" calcext:value-type="float">
            <text:p>146476743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7499742042" calcext:value-type="float">
            <text:p>12749974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13371382422" calcext:value-type="float">
            <text:p>113371382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08297498312" calcext:value-type="float">
            <text:p>108297498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39338985918" calcext:value-type="float">
            <text:p>139338985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98764434643" calcext:value-type="float">
            <text:p>198764434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85102914909" calcext:value-type="float">
            <text:p>185102914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0834921053" calcext:value-type="float">
            <text:p>150834921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42883411085" calcext:value-type="float">
            <text:p>142883411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21072672442" calcext:value-type="float">
            <text:p>121072672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12252502715" calcext:value-type="float">
            <text:p>112252502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98571121446" calcext:value-type="float">
            <text:p>98571121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98019821516" calcext:value-type="float">
            <text:p>98019821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26137906437" calcext:value-type="float">
            <text:p>126137906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56807216410" calcext:value-type="float">
            <text:p>1568072164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38960648284" calcext:value-type="float">
            <text:p>138960648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2791599197" calcext:value-type="float">
            <text:p>122791599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13376858682" calcext:value-type="float">
            <text:p>1133768586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3324840054" calcext:value-type="float">
            <text:p>103324840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93864699205" calcext:value-type="float">
            <text:p>93864699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86935935290" calcext:value-type="float">
            <text:p>869359352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5737622643" calcext:value-type="float">
            <text:p>85737622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20038079358" calcext:value-type="float">
            <text:p>120038079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32696316067" calcext:value-type="float">
            <text:p>1326963160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7644773965" calcext:value-type="float">
            <text:p>127644773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6823456042" calcext:value-type="float">
            <text:p>106823456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0601964891" calcext:value-type="float">
            <text:p>100601964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2494358957" calcext:value-type="float">
            <text:p>92494358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85661335079" calcext:value-type="float">
            <text:p>856613350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80968923843" calcext:value-type="float">
            <text:p>80968923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0519375615" calcext:value-type="float">
            <text:p>80519375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11625378972" calcext:value-type="float">
            <text:p>111625378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16209203422" calcext:value-type="float">
            <text:p>116209203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04009161294" calcext:value-type="float">
            <text:p>104009161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4400591377" calcext:value-type="float">
            <text:p>94400591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90833034777" calcext:value-type="float">
            <text:p>908330347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4931641731" calcext:value-type="float">
            <text:p>849316417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8845554313" calcext:value-type="float">
            <text:p>788455543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73827351652" calcext:value-type="float">
            <text:p>738273516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4048552474" calcext:value-type="float">
            <text:p>74048552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9803285536" calcext:value-type="float">
            <text:p>109803285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7295457059" calcext:value-type="float">
            <text:p>10729545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7354589578" calcext:value-type="float">
            <text:p>973545895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8451118964" calcext:value-type="float">
            <text:p>88451118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4917888860" calcext:value-type="float">
            <text:p>849178888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9990057466" calcext:value-type="float">
            <text:p>79990057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5096644347" calcext:value-type="float">
            <text:p>75096644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71186797849" calcext:value-type="float">
            <text:p>711867978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2093755849" calcext:value-type="float">
            <text:p>720937558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7990546076" calcext:value-type="float">
            <text:p>107990546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2115989609" calcext:value-type="float">
            <text:p>1021159896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1705823208" calcext:value-type="float">
            <text:p>917058232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3318152471" calcext:value-type="float">
            <text:p>83318152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1317274638" calcext:value-type="float">
            <text:p>813172746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7701633915" calcext:value-type="float">
            <text:p>77701633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3487144283" calcext:value-type="float">
            <text:p>734871442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9459354295" calcext:value-type="float">
            <text:p>69459354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0875108563" calcext:value-type="float">
            <text:p>708751085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9885922296" calcext:value-type="float">
            <text:p>109885922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5319158955" calcext:value-type="float">
            <text:p>953191589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6347951092" calcext:value-type="float">
            <text:p>86347951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79759786076" calcext:value-type="float">
            <text:p>79759786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78732153863" calcext:value-type="float">
            <text:p>787321538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4836438626" calcext:value-type="float">
            <text:p>748364386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0403168311" calcext:value-type="float">
            <text:p>70403168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6464000348" calcext:value-type="float">
            <text:p>66464000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7498757002" calcext:value-type="float">
            <text:p>67498757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6638447883" calcext:value-type="float">
            <text:p>106638447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16896042097" calcext:value-type="float">
            <text:p>316896042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73378355594" calcext:value-type="float">
            <text:p>273378355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5135869938" calcext:value-type="float">
            <text:p>235135869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5895355271" calcext:value-type="float">
            <text:p>205895355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79063280050" calcext:value-type="float">
            <text:p>179063280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56775853762" calcext:value-type="float">
            <text:p>156775853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40298664661" calcext:value-type="float">
            <text:p>140298664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34218915832" calcext:value-type="float">
            <text:p>134218915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66964757462" calcext:value-type="float">
            <text:p>166964757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9719239650" calcext:value-type="float">
            <text:p>229719239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13469791588" calcext:value-type="float">
            <text:p>213469791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77697715405" calcext:value-type="float">
            <text:p>177697715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68132186298" calcext:value-type="float">
            <text:p>168132186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43860558320" calcext:value-type="float">
            <text:p>143860558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33393416022" calcext:value-type="float">
            <text:p>133393416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18428261935" calcext:value-type="float">
            <text:p>118428261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17508066566" calcext:value-type="float">
            <text:p>117508066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1556868094" calcext:value-type="float">
            <text:p>151556868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78255425573" calcext:value-type="float">
            <text:p>178255425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59569533042" calcext:value-type="float">
            <text:p>159569533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1135664813" calcext:value-type="float">
            <text:p>141135664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31155159121" calcext:value-type="float">
            <text:p>131155159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20297639459" calcext:value-type="float">
            <text:p>120297639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08501251730" calcext:value-type="float">
            <text:p>1085012517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01318208137" calcext:value-type="float">
            <text:p>101318208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00383834356" calcext:value-type="float">
            <text:p>100383834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37101232498" calcext:value-type="float">
            <text:p>137101232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49472325081" calcext:value-type="float">
            <text:p>149472325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34110959436" calcext:value-type="float">
            <text:p>134110959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22360590200" calcext:value-type="float">
            <text:p>122360590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14315339679" calcext:value-type="float">
            <text:p>114315339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05920370115" calcext:value-type="float">
            <text:p>105920370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8027994414" calcext:value-type="float">
            <text:p>98027994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3064189516" calcext:value-type="float">
            <text:p>930641895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0941066393" calcext:value-type="float">
            <text:p>90941066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25117279654" calcext:value-type="float">
            <text:p>125117279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30966574945" calcext:value-type="float">
            <text:p>130966574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18179945579" calcext:value-type="float">
            <text:p>118179945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5888274340" calcext:value-type="float">
            <text:p>1058882743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01705210768" calcext:value-type="float">
            <text:p>101705210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6176737003" calcext:value-type="float">
            <text:p>96176737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0038651495" calcext:value-type="float">
            <text:p>90038651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84636464316" calcext:value-type="float">
            <text:p>84636464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83377143983" calcext:value-type="float">
            <text:p>833771439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22031044941" calcext:value-type="float">
            <text:p>1220310449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18590811446" calcext:value-type="float">
            <text:p>118590811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08435949436" calcext:value-type="float">
            <text:p>1084359494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0017022557" calcext:value-type="float">
            <text:p>100017022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6671346265" calcext:value-type="float">
            <text:p>96671346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0976391275" calcext:value-type="float">
            <text:p>90976391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83678135957" calcext:value-type="float">
            <text:p>8367813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79481419252" calcext:value-type="float">
            <text:p>79481419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81335702119" calcext:value-type="float">
            <text:p>813357021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18085017032" calcext:value-type="float">
            <text:p>1180850170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13585387781" calcext:value-type="float">
            <text:p>113585387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02971929672" calcext:value-type="float">
            <text:p>102971929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94146609845" calcext:value-type="float">
            <text:p>94146609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0961045399" calcext:value-type="float">
            <text:p>90961045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87033942657" calcext:value-type="float">
            <text:p>87033942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81857951981" calcext:value-type="float">
            <text:p>818579519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77783652590" calcext:value-type="float">
            <text:p>777836525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9163659011" calcext:value-type="float">
            <text:p>79163659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19050101417" calcext:value-type="float">
            <text:p>119050101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06379682992" calcext:value-type="float">
            <text:p>106379682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95833087370" calcext:value-type="float">
            <text:p>958330873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8664260170" calcext:value-type="float">
            <text:p>886642601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87344260957" calcext:value-type="float">
            <text:p>873442609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83568867944" calcext:value-type="float">
            <text:p>835688679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79167991476" calcext:value-type="float">
            <text:p>79167991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75534256418" calcext:value-type="float">
            <text:p>75534256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6321731838" calcext:value-type="float">
            <text:p>76321731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15407415149" calcext:value-type="float">
            <text:p>115407415149</text:p>
          </table:table-cell>
        </table:table-row>
      </table:table>
      <table:named-expressions/>
      <table:database-ranges>
        <table:database-range table:name="__Anonymous_Sheet_DB__0" table:target-range-address="'measure-generator'.A1:'measure-generator'.D793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30:53.640166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23:31:18.823234188</dc:date>
    <meta:editing-duration>PT6M48S</meta:editing-duration>
    <meta:editing-cycles>2</meta:editing-cycles>
    <meta:generator>LibreOffice/6.0.6.2$Linux_X86_64 LibreOffice_project/00m0$Build-2</meta:generator>
    <meta:document-statistic meta:table-count="1" meta:cell-count="317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2:'measure-generator'.D73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619cm" svg:y="0.84cm" svg:width="59.894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2:'measure-generator'.D10" chart:label-cell-address="'measure-generator'.A2:'measure-generator'.A2" chart:class="chart:line">
            <chart:data-point chart:repeated="9"/>
          </chart:series>
          <chart:series chart:style-name="ch7" chart:values-cell-range-address="'measure-generator'.D11:'measure-generator'.D19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20:'measure-generator'.D28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29:'measure-generator'.D37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38:'measure-generator'.D46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47:'measure-generator'.D55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56:'measure-generator'.D64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65:'measure-generator'.D73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25677511156">
                <text:p>25677511156</text:p>
                <draw:g>
                  <svg:desc>'measure-generator'.D2:'measure-generator'.D10</svg:desc>
                </draw:g>
              </table:table-cell>
              <table:table-cell office:value-type="float" office:value="25152824879">
                <text:p>25152824879</text:p>
                <draw:g>
                  <svg:desc>'measure-generator'.D11:'measure-generator'.D19</svg:desc>
                </draw:g>
              </table:table-cell>
              <table:table-cell office:value-type="float" office:value="24286799950">
                <text:p>24286799950</text:p>
                <draw:g>
                  <svg:desc>'measure-generator'.D20:'measure-generator'.D28</svg:desc>
                </draw:g>
              </table:table-cell>
              <table:table-cell office:value-type="float" office:value="23848012239">
                <text:p>23848012239</text:p>
                <draw:g>
                  <svg:desc>'measure-generator'.D29:'measure-generator'.D37</svg:desc>
                </draw:g>
              </table:table-cell>
              <table:table-cell office:value-type="float" office:value="23426700072">
                <text:p>23426700072</text:p>
                <draw:g>
                  <svg:desc>'measure-generator'.D38:'measure-generator'.D46</svg:desc>
                </draw:g>
              </table:table-cell>
              <table:table-cell office:value-type="float" office:value="23088036824">
                <text:p>23088036824</text:p>
                <draw:g>
                  <svg:desc>'measure-generator'.D47:'measure-generator'.D55</svg:desc>
                </draw:g>
              </table:table-cell>
              <table:table-cell office:value-type="float" office:value="23154555479">
                <text:p>23154555479</text:p>
                <draw:g>
                  <svg:desc>'measure-generator'.D56:'measure-generator'.D64</svg:desc>
                </draw:g>
              </table:table-cell>
              <table:table-cell office:value-type="float" office:value="23224083805">
                <text:p>23224083805</text:p>
                <draw:g>
                  <svg:desc>'measure-generator'.D65:'measure-generator'.D73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395951610">
                <text:p>19395951610</text:p>
              </table:table-cell>
              <table:table-cell office:value-type="float" office:value="19479315073">
                <text:p>19479315073</text:p>
              </table:table-cell>
              <table:table-cell office:value-type="float" office:value="19477501087">
                <text:p>19477501087</text:p>
              </table:table-cell>
              <table:table-cell office:value-type="float" office:value="19433835337">
                <text:p>19433835337</text:p>
              </table:table-cell>
              <table:table-cell office:value-type="float" office:value="19452936229">
                <text:p>19452936229</text:p>
              </table:table-cell>
              <table:table-cell office:value-type="float" office:value="19155182165">
                <text:p>19155182165</text:p>
              </table:table-cell>
              <table:table-cell office:value-type="float" office:value="19139567746">
                <text:p>19139567746</text:p>
              </table:table-cell>
              <table:table-cell office:value-type="float" office:value="19462695221">
                <text:p>194626952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793407179">
                <text:p>18793407179</text:p>
              </table:table-cell>
              <table:table-cell office:value-type="float" office:value="18721058385">
                <text:p>18721058385</text:p>
              </table:table-cell>
              <table:table-cell office:value-type="float" office:value="18694522255">
                <text:p>18694522255</text:p>
              </table:table-cell>
              <table:table-cell office:value-type="float" office:value="18705372453">
                <text:p>18705372453</text:p>
              </table:table-cell>
              <table:table-cell office:value-type="float" office:value="18718240983">
                <text:p>18718240983</text:p>
              </table:table-cell>
              <table:table-cell office:value-type="float" office:value="18657303838">
                <text:p>18657303838</text:p>
              </table:table-cell>
              <table:table-cell office:value-type="float" office:value="18646010084">
                <text:p>18646010084</text:p>
              </table:table-cell>
              <table:table-cell office:value-type="float" office:value="18718527125">
                <text:p>187185271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063291219">
                <text:p>23063291219</text:p>
              </table:table-cell>
              <table:table-cell office:value-type="float" office:value="22955290753">
                <text:p>22955290753</text:p>
              </table:table-cell>
              <table:table-cell office:value-type="float" office:value="22942580061">
                <text:p>22942580061</text:p>
              </table:table-cell>
              <table:table-cell office:value-type="float" office:value="22946558778">
                <text:p>22946558778</text:p>
              </table:table-cell>
              <table:table-cell office:value-type="float" office:value="22961616068">
                <text:p>22961616068</text:p>
              </table:table-cell>
              <table:table-cell office:value-type="float" office:value="22944115940">
                <text:p>22944115940</text:p>
              </table:table-cell>
              <table:table-cell office:value-type="float" office:value="22906508432">
                <text:p>22906508432</text:p>
              </table:table-cell>
              <table:table-cell office:value-type="float" office:value="22985489286">
                <text:p>229854892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649616059">
                <text:p>24649616059</text:p>
              </table:table-cell>
              <table:table-cell office:value-type="float" office:value="24509377347">
                <text:p>24509377347</text:p>
              </table:table-cell>
              <table:table-cell office:value-type="float" office:value="24643452911">
                <text:p>24643452911</text:p>
              </table:table-cell>
              <table:table-cell office:value-type="float" office:value="24509340677">
                <text:p>24509340677</text:p>
              </table:table-cell>
              <table:table-cell office:value-type="float" office:value="24521177586">
                <text:p>24521177586</text:p>
              </table:table-cell>
              <table:table-cell office:value-type="float" office:value="24589692028">
                <text:p>24589692028</text:p>
              </table:table-cell>
              <table:table-cell office:value-type="float" office:value="24513565517">
                <text:p>24513565517</text:p>
              </table:table-cell>
              <table:table-cell office:value-type="float" office:value="24543457938">
                <text:p>245434579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127496869">
                <text:p>26127496869</text:p>
              </table:table-cell>
              <table:table-cell office:value-type="float" office:value="27289653456">
                <text:p>27289653456</text:p>
              </table:table-cell>
              <table:table-cell office:value-type="float" office:value="26263050632">
                <text:p>26263050632</text:p>
              </table:table-cell>
              <table:table-cell office:value-type="float" office:value="26588398290">
                <text:p>26588398290</text:p>
              </table:table-cell>
              <table:table-cell office:value-type="float" office:value="26043640887">
                <text:p>26043640887</text:p>
              </table:table-cell>
              <table:table-cell office:value-type="float" office:value="27206644923">
                <text:p>27206644923</text:p>
              </table:table-cell>
              <table:table-cell office:value-type="float" office:value="26387414488">
                <text:p>26387414488</text:p>
              </table:table-cell>
              <table:table-cell office:value-type="float" office:value="26003402182">
                <text:p>2600340218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254842464">
                <text:p>29254842464</text:p>
              </table:table-cell>
              <table:table-cell office:value-type="float" office:value="28946354356">
                <text:p>28946354356</text:p>
              </table:table-cell>
              <table:table-cell office:value-type="float" office:value="29027942661">
                <text:p>29027942661</text:p>
              </table:table-cell>
              <table:table-cell office:value-type="float" office:value="28998750121">
                <text:p>28998750121</text:p>
              </table:table-cell>
              <table:table-cell office:value-type="float" office:value="29120904831">
                <text:p>29120904831</text:p>
              </table:table-cell>
              <table:table-cell office:value-type="float" office:value="29128941327">
                <text:p>29128941327</text:p>
              </table:table-cell>
              <table:table-cell office:value-type="float" office:value="29121787416">
                <text:p>29121787416</text:p>
              </table:table-cell>
              <table:table-cell office:value-type="float" office:value="28880224645">
                <text:p>2888022464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9685748445">
                <text:p>29685748445</text:p>
              </table:table-cell>
              <table:table-cell office:value-type="float" office:value="29598113352">
                <text:p>29598113352</text:p>
              </table:table-cell>
              <table:table-cell office:value-type="float" office:value="29529261790">
                <text:p>29529261790</text:p>
              </table:table-cell>
              <table:table-cell office:value-type="float" office:value="29454491036">
                <text:p>29454491036</text:p>
              </table:table-cell>
              <table:table-cell office:value-type="float" office:value="29472966502">
                <text:p>29472966502</text:p>
              </table:table-cell>
              <table:table-cell office:value-type="float" office:value="29457608613">
                <text:p>29457608613</text:p>
              </table:table-cell>
              <table:table-cell office:value-type="float" office:value="29485312416">
                <text:p>29485312416</text:p>
              </table:table-cell>
              <table:table-cell office:value-type="float" office:value="29588035041">
                <text:p>295880350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3168663070">
                <text:p>43168663070</text:p>
              </table:table-cell>
              <table:table-cell office:value-type="float" office:value="43712096280">
                <text:p>43712096280</text:p>
              </table:table-cell>
              <table:table-cell office:value-type="float" office:value="43158764743">
                <text:p>43158764743</text:p>
              </table:table-cell>
              <table:table-cell office:value-type="float" office:value="39206140250">
                <text:p>39206140250</text:p>
              </table:table-cell>
              <table:table-cell office:value-type="float" office:value="39502836920">
                <text:p>39502836920</text:p>
              </table:table-cell>
              <table:table-cell office:value-type="float" office:value="44803178607">
                <text:p>44803178607</text:p>
              </table:table-cell>
              <table:table-cell office:value-type="float" office:value="43460656066">
                <text:p>43460656066</text:p>
              </table:table-cell>
              <table:table-cell office:value-type="float" office:value="44386521781">
                <text:p>44386521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146:'measure-generator'.D217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619cm" svg:y="0.84cm" svg:width="59.894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146:'measure-generator'.D154" chart:label-cell-address="'measure-generator'.A2:'measure-generator'.A2" chart:class="chart:line">
            <chart:data-point chart:repeated="9"/>
          </chart:series>
          <chart:series chart:style-name="ch7" chart:values-cell-range-address="'measure-generator'.D155:'measure-generator'.D163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164:'measure-generator'.D172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173:'measure-generator'.D181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182:'measure-generator'.D190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191:'measure-generator'.D199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200:'measure-generator'.D208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209:'measure-generator'.D217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49684102145">
                <text:p>49684102145</text:p>
                <draw:g>
                  <svg:desc>'measure-generator'.D146:'measure-generator'.D154</svg:desc>
                </draw:g>
              </table:table-cell>
              <table:table-cell office:value-type="float" office:value="45247254349">
                <text:p>45247254349</text:p>
                <draw:g>
                  <svg:desc>'measure-generator'.D155:'measure-generator'.D163</svg:desc>
                </draw:g>
              </table:table-cell>
              <table:table-cell office:value-type="float" office:value="41280906531">
                <text:p>41280906531</text:p>
                <draw:g>
                  <svg:desc>'measure-generator'.D164:'measure-generator'.D172</svg:desc>
                </draw:g>
              </table:table-cell>
              <table:table-cell office:value-type="float" office:value="38908964193">
                <text:p>38908964193</text:p>
                <draw:g>
                  <svg:desc>'measure-generator'.D173:'measure-generator'.D181</svg:desc>
                </draw:g>
              </table:table-cell>
              <table:table-cell office:value-type="float" office:value="36349058423">
                <text:p>36349058423</text:p>
                <draw:g>
                  <svg:desc>'measure-generator'.D182:'measure-generator'.D190</svg:desc>
                </draw:g>
              </table:table-cell>
              <table:table-cell office:value-type="float" office:value="34954595763">
                <text:p>34954595763</text:p>
                <draw:g>
                  <svg:desc>'measure-generator'.D191:'measure-generator'.D199</svg:desc>
                </draw:g>
              </table:table-cell>
              <table:table-cell office:value-type="float" office:value="34771160495">
                <text:p>34771160495</text:p>
                <draw:g>
                  <svg:desc>'measure-generator'.D200:'measure-generator'.D208</svg:desc>
                </draw:g>
              </table:table-cell>
              <table:table-cell office:value-type="float" office:value="34071762198">
                <text:p>34071762198</text:p>
                <draw:g>
                  <svg:desc>'measure-generator'.D209:'measure-generator'.D217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7724066240">
                <text:p>37724066240</text:p>
              </table:table-cell>
              <table:table-cell office:value-type="float" office:value="36328372625">
                <text:p>36328372625</text:p>
              </table:table-cell>
              <table:table-cell office:value-type="float" office:value="33602414737">
                <text:p>33602414737</text:p>
              </table:table-cell>
              <table:table-cell office:value-type="float" office:value="32204868023">
                <text:p>32204868023</text:p>
              </table:table-cell>
              <table:table-cell office:value-type="float" office:value="30697898174">
                <text:p>30697898174</text:p>
              </table:table-cell>
              <table:table-cell office:value-type="float" office:value="30041999336">
                <text:p>30041999336</text:p>
              </table:table-cell>
              <table:table-cell office:value-type="float" office:value="30067092959">
                <text:p>30067092959</text:p>
              </table:table-cell>
              <table:table-cell office:value-type="float" office:value="29746978231">
                <text:p>297469782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009631882">
                <text:p>30009631882</text:p>
              </table:table-cell>
              <table:table-cell office:value-type="float" office:value="29353786957">
                <text:p>29353786957</text:p>
              </table:table-cell>
              <table:table-cell office:value-type="float" office:value="28265253353">
                <text:p>28265253353</text:p>
              </table:table-cell>
              <table:table-cell office:value-type="float" office:value="27620574449">
                <text:p>27620574449</text:p>
              </table:table-cell>
              <table:table-cell office:value-type="float" office:value="26986134059">
                <text:p>26986134059</text:p>
              </table:table-cell>
              <table:table-cell office:value-type="float" office:value="26816824611">
                <text:p>26816824611</text:p>
              </table:table-cell>
              <table:table-cell office:value-type="float" office:value="26881732381">
                <text:p>26881732381</text:p>
              </table:table-cell>
              <table:table-cell office:value-type="float" office:value="26689914690">
                <text:p>2668991469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8937067207">
                <text:p>28937067207</text:p>
              </table:table-cell>
              <table:table-cell office:value-type="float" office:value="28896719969">
                <text:p>28896719969</text:p>
              </table:table-cell>
              <table:table-cell office:value-type="float" office:value="28543369796">
                <text:p>28543369796</text:p>
              </table:table-cell>
              <table:table-cell office:value-type="float" office:value="28407336297">
                <text:p>28407336297</text:p>
              </table:table-cell>
              <table:table-cell office:value-type="float" office:value="28300987299">
                <text:p>28300987299</text:p>
              </table:table-cell>
              <table:table-cell office:value-type="float" office:value="28208951292">
                <text:p>28208951292</text:p>
              </table:table-cell>
              <table:table-cell office:value-type="float" office:value="28265657526">
                <text:p>28265657526</text:p>
              </table:table-cell>
              <table:table-cell office:value-type="float" office:value="28251837685">
                <text:p>282518376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359206713">
                <text:p>28359206713</text:p>
              </table:table-cell>
              <table:table-cell office:value-type="float" office:value="28272508889">
                <text:p>28272508889</text:p>
              </table:table-cell>
              <table:table-cell office:value-type="float" office:value="28263618651">
                <text:p>28263618651</text:p>
              </table:table-cell>
              <table:table-cell office:value-type="float" office:value="28281729471">
                <text:p>28281729471</text:p>
              </table:table-cell>
              <table:table-cell office:value-type="float" office:value="28283965721">
                <text:p>28283965721</text:p>
              </table:table-cell>
              <table:table-cell office:value-type="float" office:value="28235042319">
                <text:p>28235042319</text:p>
              </table:table-cell>
              <table:table-cell office:value-type="float" office:value="28227554635">
                <text:p>28227554635</text:p>
              </table:table-cell>
              <table:table-cell office:value-type="float" office:value="28261224421">
                <text:p>282612244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9395949585">
                <text:p>29395949585</text:p>
              </table:table-cell>
              <table:table-cell office:value-type="float" office:value="29470225930">
                <text:p>29470225930</text:p>
              </table:table-cell>
              <table:table-cell office:value-type="float" office:value="29633933757">
                <text:p>29633933757</text:p>
              </table:table-cell>
              <table:table-cell office:value-type="float" office:value="29596897135">
                <text:p>29596897135</text:p>
              </table:table-cell>
              <table:table-cell office:value-type="float" office:value="29666020937">
                <text:p>29666020937</text:p>
              </table:table-cell>
              <table:table-cell office:value-type="float" office:value="29594606481">
                <text:p>29594606481</text:p>
              </table:table-cell>
              <table:table-cell office:value-type="float" office:value="29580151500">
                <text:p>29580151500</text:p>
              </table:table-cell>
              <table:table-cell office:value-type="float" office:value="29556271853">
                <text:p>295562718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196255406">
                <text:p>32196255406</text:p>
              </table:table-cell>
              <table:table-cell office:value-type="float" office:value="32004124479">
                <text:p>32004124479</text:p>
              </table:table-cell>
              <table:table-cell office:value-type="float" office:value="31926581588">
                <text:p>31926581588</text:p>
              </table:table-cell>
              <table:table-cell office:value-type="float" office:value="32008703971">
                <text:p>32008703971</text:p>
              </table:table-cell>
              <table:table-cell office:value-type="float" office:value="32068779835">
                <text:p>32068779835</text:p>
              </table:table-cell>
              <table:table-cell office:value-type="float" office:value="31954759821">
                <text:p>31954759821</text:p>
              </table:table-cell>
              <table:table-cell office:value-type="float" office:value="32016864927">
                <text:p>32016864927</text:p>
              </table:table-cell>
              <table:table-cell office:value-type="float" office:value="32056457181">
                <text:p>320564571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871638916">
                <text:p>32871638916</text:p>
              </table:table-cell>
              <table:table-cell office:value-type="float" office:value="33074377129">
                <text:p>33074377129</text:p>
              </table:table-cell>
              <table:table-cell office:value-type="float" office:value="32959535359">
                <text:p>32959535359</text:p>
              </table:table-cell>
              <table:table-cell office:value-type="float" office:value="32821580104">
                <text:p>32821580104</text:p>
              </table:table-cell>
              <table:table-cell office:value-type="float" office:value="32829105854">
                <text:p>32829105854</text:p>
              </table:table-cell>
              <table:table-cell office:value-type="float" office:value="32914559458">
                <text:p>32914559458</text:p>
              </table:table-cell>
              <table:table-cell office:value-type="float" office:value="33027486597">
                <text:p>33027486597</text:p>
              </table:table-cell>
              <table:table-cell office:value-type="float" office:value="33029938167">
                <text:p>330299381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9891924735">
                <text:p>49891924735</text:p>
              </table:table-cell>
              <table:table-cell office:value-type="float" office:value="49928493142">
                <text:p>49928493142</text:p>
              </table:table-cell>
              <table:table-cell office:value-type="float" office:value="49569833846">
                <text:p>49569833846</text:p>
              </table:table-cell>
              <table:table-cell office:value-type="float" office:value="45010606587">
                <text:p>45010606587</text:p>
              </table:table-cell>
              <table:table-cell office:value-type="float" office:value="48486515569">
                <text:p>48486515569</text:p>
              </table:table-cell>
              <table:table-cell office:value-type="float" office:value="49589217599">
                <text:p>49589217599</text:p>
              </table:table-cell>
              <table:table-cell office:value-type="float" office:value="48673712212">
                <text:p>48673712212</text:p>
              </table:table-cell>
              <table:table-cell office:value-type="float" office:value="49161434846">
                <text:p>491614348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74:'measure-generator'.D145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619cm" svg:y="0.84cm" svg:width="59.894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74:'measure-generator'.D82" chart:label-cell-address="'measure-generator'.A2:'measure-generator'.A2" chart:class="chart:line">
            <chart:data-point chart:repeated="9"/>
          </chart:series>
          <chart:series chart:style-name="ch7" chart:values-cell-range-address="'measure-generator'.D83:'measure-generator'.D91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92:'measure-generator'.D100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101:'measure-generator'.D109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110:'measure-generator'.D118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119:'measure-generator'.D127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128:'measure-generator'.D136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137:'measure-generator'.D145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35039487144">
                <text:p>35039487144</text:p>
                <draw:g>
                  <svg:desc>'measure-generator'.D74:'measure-generator'.D82</svg:desc>
                </draw:g>
              </table:table-cell>
              <table:table-cell office:value-type="float" office:value="33378046052">
                <text:p>33378046052</text:p>
                <draw:g>
                  <svg:desc>'measure-generator'.D83:'measure-generator'.D91</svg:desc>
                </draw:g>
              </table:table-cell>
              <table:table-cell office:value-type="float" office:value="31371621281">
                <text:p>31371621281</text:p>
                <draw:g>
                  <svg:desc>'measure-generator'.D92:'measure-generator'.D100</svg:desc>
                </draw:g>
              </table:table-cell>
              <table:table-cell office:value-type="float" office:value="29975795877">
                <text:p>29975795877</text:p>
                <draw:g>
                  <svg:desc>'measure-generator'.D101:'measure-generator'.D109</svg:desc>
                </draw:g>
              </table:table-cell>
              <table:table-cell office:value-type="float" office:value="28808578659">
                <text:p>28808578659</text:p>
                <draw:g>
                  <svg:desc>'measure-generator'.D110:'measure-generator'.D118</svg:desc>
                </draw:g>
              </table:table-cell>
              <table:table-cell office:value-type="float" office:value="28229072495">
                <text:p>28229072495</text:p>
                <draw:g>
                  <svg:desc>'measure-generator'.D119:'measure-generator'.D127</svg:desc>
                </draw:g>
              </table:table-cell>
              <table:table-cell office:value-type="float" office:value="28326979707">
                <text:p>28326979707</text:p>
                <draw:g>
                  <svg:desc>'measure-generator'.D128:'measure-generator'.D136</svg:desc>
                </draw:g>
              </table:table-cell>
              <table:table-cell office:value-type="float" office:value="28087268848">
                <text:p>28087268848</text:p>
                <draw:g>
                  <svg:desc>'measure-generator'.D137:'measure-generator'.D145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236147697">
                <text:p>26236147697</text:p>
              </table:table-cell>
              <table:table-cell office:value-type="float" office:value="25969107246">
                <text:p>25969107246</text:p>
              </table:table-cell>
              <table:table-cell office:value-type="float" office:value="24960063424">
                <text:p>24960063424</text:p>
              </table:table-cell>
              <table:table-cell office:value-type="float" office:value="24549182475">
                <text:p>24549182475</text:p>
              </table:table-cell>
              <table:table-cell office:value-type="float" office:value="24047850220">
                <text:p>24047850220</text:p>
              </table:table-cell>
              <table:table-cell office:value-type="float" office:value="23781055469">
                <text:p>23781055469</text:p>
              </table:table-cell>
              <table:table-cell office:value-type="float" office:value="23836303066">
                <text:p>23836303066</text:p>
              </table:table-cell>
              <table:table-cell office:value-type="float" office:value="23923022825">
                <text:p>239230228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936643341">
                <text:p>20936643341</text:p>
              </table:table-cell>
              <table:table-cell office:value-type="float" office:value="20868745039">
                <text:p>20868745039</text:p>
              </table:table-cell>
              <table:table-cell office:value-type="float" office:value="20867754622">
                <text:p>20867754622</text:p>
              </table:table-cell>
              <table:table-cell office:value-type="float" office:value="20849770842">
                <text:p>20849770842</text:p>
              </table:table-cell>
              <table:table-cell office:value-type="float" office:value="20822544053">
                <text:p>20822544053</text:p>
              </table:table-cell>
              <table:table-cell office:value-type="float" office:value="20716260288">
                <text:p>20716260288</text:p>
              </table:table-cell>
              <table:table-cell office:value-type="float" office:value="20744008509">
                <text:p>20744008509</text:p>
              </table:table-cell>
              <table:table-cell office:value-type="float" office:value="20827109300">
                <text:p>208271093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591991345">
                <text:p>24591991345</text:p>
              </table:table-cell>
              <table:table-cell office:value-type="float" office:value="24514192828">
                <text:p>24514192828</text:p>
              </table:table-cell>
              <table:table-cell office:value-type="float" office:value="24523486963">
                <text:p>24523486963</text:p>
              </table:table-cell>
              <table:table-cell office:value-type="float" office:value="24490650170">
                <text:p>24490650170</text:p>
              </table:table-cell>
              <table:table-cell office:value-type="float" office:value="24521600062">
                <text:p>24521600062</text:p>
              </table:table-cell>
              <table:table-cell office:value-type="float" office:value="24463328822">
                <text:p>24463328822</text:p>
              </table:table-cell>
              <table:table-cell office:value-type="float" office:value="24469972962">
                <text:p>24469972962</text:p>
              </table:table-cell>
              <table:table-cell office:value-type="float" office:value="24521079811">
                <text:p>245210798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081035448">
                <text:p>26081035448</text:p>
              </table:table-cell>
              <table:table-cell office:value-type="float" office:value="26096676678">
                <text:p>26096676678</text:p>
              </table:table-cell>
              <table:table-cell office:value-type="float" office:value="26037981575">
                <text:p>26037981575</text:p>
              </table:table-cell>
              <table:table-cell office:value-type="float" office:value="25985772077">
                <text:p>25985772077</text:p>
              </table:table-cell>
              <table:table-cell office:value-type="float" office:value="26035250923">
                <text:p>26035250923</text:p>
              </table:table-cell>
              <table:table-cell office:value-type="float" office:value="25975751178">
                <text:p>25975751178</text:p>
              </table:table-cell>
              <table:table-cell office:value-type="float" office:value="26024996055">
                <text:p>26024996055</text:p>
              </table:table-cell>
              <table:table-cell office:value-type="float" office:value="26001292621">
                <text:p>260012926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763756901">
                <text:p>27763756901</text:p>
              </table:table-cell>
              <table:table-cell office:value-type="float" office:value="28012696587">
                <text:p>28012696587</text:p>
              </table:table-cell>
              <table:table-cell office:value-type="float" office:value="27867323074">
                <text:p>27867323074</text:p>
              </table:table-cell>
              <table:table-cell office:value-type="float" office:value="28010973465">
                <text:p>28010973465</text:p>
              </table:table-cell>
              <table:table-cell office:value-type="float" office:value="28228505104">
                <text:p>28228505104</text:p>
              </table:table-cell>
              <table:table-cell office:value-type="float" office:value="27817965750">
                <text:p>27817965750</text:p>
              </table:table-cell>
              <table:table-cell office:value-type="float" office:value="27856448577">
                <text:p>27856448577</text:p>
              </table:table-cell>
              <table:table-cell office:value-type="float" office:value="28027879595">
                <text:p>280278795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567708645">
                <text:p>30567708645</text:p>
              </table:table-cell>
              <table:table-cell office:value-type="float" office:value="30423759403">
                <text:p>30423759403</text:p>
              </table:table-cell>
              <table:table-cell office:value-type="float" office:value="30379803047">
                <text:p>30379803047</text:p>
              </table:table-cell>
              <table:table-cell office:value-type="float" office:value="30407707363">
                <text:p>30407707363</text:p>
              </table:table-cell>
              <table:table-cell office:value-type="float" office:value="30459556344">
                <text:p>30459556344</text:p>
              </table:table-cell>
              <table:table-cell office:value-type="float" office:value="30279787045">
                <text:p>30279787045</text:p>
              </table:table-cell>
              <table:table-cell office:value-type="float" office:value="30447641217">
                <text:p>30447641217</text:p>
              </table:table-cell>
              <table:table-cell office:value-type="float" office:value="30434404336">
                <text:p>304344043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078103925">
                <text:p>31078103925</text:p>
              </table:table-cell>
              <table:table-cell office:value-type="float" office:value="31010966829">
                <text:p>31010966829</text:p>
              </table:table-cell>
              <table:table-cell office:value-type="float" office:value="31058934453">
                <text:p>31058934453</text:p>
              </table:table-cell>
              <table:table-cell office:value-type="float" office:value="31044973803">
                <text:p>31044973803</text:p>
              </table:table-cell>
              <table:table-cell office:value-type="float" office:value="31000803316">
                <text:p>31000803316</text:p>
              </table:table-cell>
              <table:table-cell office:value-type="float" office:value="31049525920">
                <text:p>31049525920</text:p>
              </table:table-cell>
              <table:table-cell office:value-type="float" office:value="30977292784">
                <text:p>30977292784</text:p>
              </table:table-cell>
              <table:table-cell office:value-type="float" office:value="31067764693">
                <text:p>310677646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4427068206">
                <text:p>44427068206</text:p>
              </table:table-cell>
              <table:table-cell office:value-type="float" office:value="45723731560">
                <text:p>45723731560</text:p>
              </table:table-cell>
              <table:table-cell office:value-type="float" office:value="45118886279">
                <text:p>45118886279</text:p>
              </table:table-cell>
              <table:table-cell office:value-type="float" office:value="49887168264">
                <text:p>49887168264</text:p>
              </table:table-cell>
              <table:table-cell office:value-type="float" office:value="47662509665">
                <text:p>47662509665</text:p>
              </table:table-cell>
              <table:table-cell office:value-type="float" office:value="47095837466">
                <text:p>47095837466</text:p>
              </table:table-cell>
              <table:table-cell office:value-type="float" office:value="46007942073">
                <text:p>46007942073</text:p>
              </table:table-cell>
              <table:table-cell office:value-type="float" office:value="46433538161">
                <text:p>464335381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722:'measure-generator'.D793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805cm" svg:y="0.84cm" svg:width="59.709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722:'measure-generator'.D730" chart:label-cell-address="'measure-generator'.A2:'measure-generator'.A2" chart:class="chart:line">
            <chart:data-point chart:repeated="9"/>
          </chart:series>
          <chart:series chart:style-name="ch7" chart:values-cell-range-address="'measure-generator'.D731:'measure-generator'.D739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740:'measure-generator'.D748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749:'measure-generator'.D757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758:'measure-generator'.D766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767:'measure-generator'.D775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776:'measure-generator'.D784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785:'measure-generator'.D793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316896042097">
                <text:p>316896042097</text:p>
                <draw:g>
                  <svg:desc>'measure-generator'.D722:'measure-generator'.D730</svg:desc>
                </draw:g>
              </table:table-cell>
              <table:table-cell office:value-type="float" office:value="229719239650">
                <text:p>229719239650</text:p>
                <draw:g>
                  <svg:desc>'measure-generator'.D731:'measure-generator'.D739</svg:desc>
                </draw:g>
              </table:table-cell>
              <table:table-cell office:value-type="float" office:value="178255425573">
                <text:p>178255425573</text:p>
                <draw:g>
                  <svg:desc>'measure-generator'.D740:'measure-generator'.D748</svg:desc>
                </draw:g>
              </table:table-cell>
              <table:table-cell office:value-type="float" office:value="149472325081">
                <text:p>149472325081</text:p>
                <draw:g>
                  <svg:desc>'measure-generator'.D749:'measure-generator'.D757</svg:desc>
                </draw:g>
              </table:table-cell>
              <table:table-cell office:value-type="float" office:value="130966574945">
                <text:p>130966574945</text:p>
                <draw:g>
                  <svg:desc>'measure-generator'.D758:'measure-generator'.D766</svg:desc>
                </draw:g>
              </table:table-cell>
              <table:table-cell office:value-type="float" office:value="118590811446">
                <text:p>118590811446</text:p>
                <draw:g>
                  <svg:desc>'measure-generator'.D767:'measure-generator'.D775</svg:desc>
                </draw:g>
              </table:table-cell>
              <table:table-cell office:value-type="float" office:value="113585387781">
                <text:p>113585387781</text:p>
                <draw:g>
                  <svg:desc>'measure-generator'.D776:'measure-generator'.D784</svg:desc>
                </draw:g>
              </table:table-cell>
              <table:table-cell office:value-type="float" office:value="106379682992">
                <text:p>106379682992</text:p>
                <draw:g>
                  <svg:desc>'measure-generator'.D785:'measure-generator'.D793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3378355594">
                <text:p>273378355594</text:p>
              </table:table-cell>
              <table:table-cell office:value-type="float" office:value="213469791588">
                <text:p>213469791588</text:p>
              </table:table-cell>
              <table:table-cell office:value-type="float" office:value="159569533042">
                <text:p>159569533042</text:p>
              </table:table-cell>
              <table:table-cell office:value-type="float" office:value="134110959436">
                <text:p>134110959436</text:p>
              </table:table-cell>
              <table:table-cell office:value-type="float" office:value="118179945579">
                <text:p>118179945579</text:p>
              </table:table-cell>
              <table:table-cell office:value-type="float" office:value="108435949436">
                <text:p>108435949436</text:p>
              </table:table-cell>
              <table:table-cell office:value-type="float" office:value="102971929672">
                <text:p>102971929672</text:p>
              </table:table-cell>
              <table:table-cell office:value-type="float" office:value="95833087370">
                <text:p>9583308737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5135869938">
                <text:p>235135869938</text:p>
              </table:table-cell>
              <table:table-cell office:value-type="float" office:value="177697715405">
                <text:p>177697715405</text:p>
              </table:table-cell>
              <table:table-cell office:value-type="float" office:value="141135664813">
                <text:p>141135664813</text:p>
              </table:table-cell>
              <table:table-cell office:value-type="float" office:value="122360590200">
                <text:p>122360590200</text:p>
              </table:table-cell>
              <table:table-cell office:value-type="float" office:value="105888274340">
                <text:p>105888274340</text:p>
              </table:table-cell>
              <table:table-cell office:value-type="float" office:value="100017022557">
                <text:p>100017022557</text:p>
              </table:table-cell>
              <table:table-cell office:value-type="float" office:value="94146609845">
                <text:p>94146609845</text:p>
              </table:table-cell>
              <table:table-cell office:value-type="float" office:value="88664260170">
                <text:p>8866426017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5895355271">
                <text:p>205895355271</text:p>
              </table:table-cell>
              <table:table-cell office:value-type="float" office:value="168132186298">
                <text:p>168132186298</text:p>
              </table:table-cell>
              <table:table-cell office:value-type="float" office:value="131155159121">
                <text:p>131155159121</text:p>
              </table:table-cell>
              <table:table-cell office:value-type="float" office:value="114315339679">
                <text:p>114315339679</text:p>
              </table:table-cell>
              <table:table-cell office:value-type="float" office:value="101705210768">
                <text:p>101705210768</text:p>
              </table:table-cell>
              <table:table-cell office:value-type="float" office:value="96671346265">
                <text:p>96671346265</text:p>
              </table:table-cell>
              <table:table-cell office:value-type="float" office:value="90961045399">
                <text:p>90961045399</text:p>
              </table:table-cell>
              <table:table-cell office:value-type="float" office:value="87344260957">
                <text:p>873442609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063280050">
                <text:p>179063280050</text:p>
              </table:table-cell>
              <table:table-cell office:value-type="float" office:value="143860558320">
                <text:p>143860558320</text:p>
              </table:table-cell>
              <table:table-cell office:value-type="float" office:value="120297639459">
                <text:p>120297639459</text:p>
              </table:table-cell>
              <table:table-cell office:value-type="float" office:value="105920370115">
                <text:p>105920370115</text:p>
              </table:table-cell>
              <table:table-cell office:value-type="float" office:value="96176737003">
                <text:p>96176737003</text:p>
              </table:table-cell>
              <table:table-cell office:value-type="float" office:value="90976391275">
                <text:p>90976391275</text:p>
              </table:table-cell>
              <table:table-cell office:value-type="float" office:value="87033942657">
                <text:p>87033942657</text:p>
              </table:table-cell>
              <table:table-cell office:value-type="float" office:value="83568867944">
                <text:p>835688679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6775853762">
                <text:p>156775853762</text:p>
              </table:table-cell>
              <table:table-cell office:value-type="float" office:value="133393416022">
                <text:p>133393416022</text:p>
              </table:table-cell>
              <table:table-cell office:value-type="float" office:value="108501251730">
                <text:p>108501251730</text:p>
              </table:table-cell>
              <table:table-cell office:value-type="float" office:value="98027994414">
                <text:p>98027994414</text:p>
              </table:table-cell>
              <table:table-cell office:value-type="float" office:value="90038651495">
                <text:p>90038651495</text:p>
              </table:table-cell>
              <table:table-cell office:value-type="float" office:value="83678135957">
                <text:p>83678135957</text:p>
              </table:table-cell>
              <table:table-cell office:value-type="float" office:value="81857951981">
                <text:p>81857951981</text:p>
              </table:table-cell>
              <table:table-cell office:value-type="float" office:value="79167991476">
                <text:p>791679914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0298664661">
                <text:p>140298664661</text:p>
              </table:table-cell>
              <table:table-cell office:value-type="float" office:value="118428261935">
                <text:p>118428261935</text:p>
              </table:table-cell>
              <table:table-cell office:value-type="float" office:value="101318208137">
                <text:p>101318208137</text:p>
              </table:table-cell>
              <table:table-cell office:value-type="float" office:value="93064189516">
                <text:p>93064189516</text:p>
              </table:table-cell>
              <table:table-cell office:value-type="float" office:value="84636464316">
                <text:p>84636464316</text:p>
              </table:table-cell>
              <table:table-cell office:value-type="float" office:value="79481419252">
                <text:p>79481419252</text:p>
              </table:table-cell>
              <table:table-cell office:value-type="float" office:value="77783652590">
                <text:p>77783652590</text:p>
              </table:table-cell>
              <table:table-cell office:value-type="float" office:value="75534256418">
                <text:p>755342564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4218915832">
                <text:p>134218915832</text:p>
              </table:table-cell>
              <table:table-cell office:value-type="float" office:value="117508066566">
                <text:p>117508066566</text:p>
              </table:table-cell>
              <table:table-cell office:value-type="float" office:value="100383834356">
                <text:p>100383834356</text:p>
              </table:table-cell>
              <table:table-cell office:value-type="float" office:value="90941066393">
                <text:p>90941066393</text:p>
              </table:table-cell>
              <table:table-cell office:value-type="float" office:value="83377143983">
                <text:p>83377143983</text:p>
              </table:table-cell>
              <table:table-cell office:value-type="float" office:value="81335702119">
                <text:p>81335702119</text:p>
              </table:table-cell>
              <table:table-cell office:value-type="float" office:value="79163659011">
                <text:p>79163659011</text:p>
              </table:table-cell>
              <table:table-cell office:value-type="float" office:value="76321731838">
                <text:p>763217318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6964757462">
                <text:p>166964757462</text:p>
              </table:table-cell>
              <table:table-cell office:value-type="float" office:value="151556868094">
                <text:p>151556868094</text:p>
              </table:table-cell>
              <table:table-cell office:value-type="float" office:value="137101232498">
                <text:p>137101232498</text:p>
              </table:table-cell>
              <table:table-cell office:value-type="float" office:value="125117279654">
                <text:p>125117279654</text:p>
              </table:table-cell>
              <table:table-cell office:value-type="float" office:value="122031044941">
                <text:p>122031044941</text:p>
              </table:table-cell>
              <table:table-cell office:value-type="float" office:value="118085017032">
                <text:p>118085017032</text:p>
              </table:table-cell>
              <table:table-cell office:value-type="float" office:value="119050101417">
                <text:p>119050101417</text:p>
              </table:table-cell>
              <table:table-cell office:value-type="float" office:value="115407415149">
                <text:p>115407415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650:'measure-generator'.D721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805cm" svg:y="0.84cm" svg:width="59.709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650:'measure-generator'.D658" chart:label-cell-address="'measure-generator'.A2:'measure-generator'.A2" chart:class="chart:line">
            <chart:data-point chart:repeated="9"/>
          </chart:series>
          <chart:series chart:style-name="ch7" chart:values-cell-range-address="'measure-generator'.D659:'measure-generator'.D667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668:'measure-generator'.D676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677:'measure-generator'.D685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686:'measure-generator'.D694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695:'measure-generator'.D703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704:'measure-generator'.D712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713:'measure-generator'.D721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270923664604">
                <text:p>270923664604</text:p>
                <draw:g>
                  <svg:desc>'measure-generator'.D650:'measure-generator'.D658</svg:desc>
                </draw:g>
              </table:table-cell>
              <table:table-cell office:value-type="float" office:value="198764434643">
                <text:p>198764434643</text:p>
                <draw:g>
                  <svg:desc>'measure-generator'.D659:'measure-generator'.D667</svg:desc>
                </draw:g>
              </table:table-cell>
              <table:table-cell office:value-type="float" office:value="156807216410">
                <text:p>156807216410</text:p>
                <draw:g>
                  <svg:desc>'measure-generator'.D668:'measure-generator'.D676</svg:desc>
                </draw:g>
              </table:table-cell>
              <table:table-cell office:value-type="float" office:value="132696316067">
                <text:p>132696316067</text:p>
                <draw:g>
                  <svg:desc>'measure-generator'.D677:'measure-generator'.D685</svg:desc>
                </draw:g>
              </table:table-cell>
              <table:table-cell office:value-type="float" office:value="116209203422">
                <text:p>116209203422</text:p>
                <draw:g>
                  <svg:desc>'measure-generator'.D686:'measure-generator'.D694</svg:desc>
                </draw:g>
              </table:table-cell>
              <table:table-cell office:value-type="float" office:value="107295457059">
                <text:p>107295457059</text:p>
                <draw:g>
                  <svg:desc>'measure-generator'.D695:'measure-generator'.D703</svg:desc>
                </draw:g>
              </table:table-cell>
              <table:table-cell office:value-type="float" office:value="102115989609">
                <text:p>102115989609</text:p>
                <draw:g>
                  <svg:desc>'measure-generator'.D704:'measure-generator'.D712</svg:desc>
                </draw:g>
              </table:table-cell>
              <table:table-cell office:value-type="float" office:value="95319158955">
                <text:p>95319158955</text:p>
                <draw:g>
                  <svg:desc>'measure-generator'.D713:'measure-generator'.D721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0870942951">
                <text:p>230870942951</text:p>
              </table:table-cell>
              <table:table-cell office:value-type="float" office:value="185102914909">
                <text:p>185102914909</text:p>
              </table:table-cell>
              <table:table-cell office:value-type="float" office:value="138960648284">
                <text:p>138960648284</text:p>
              </table:table-cell>
              <table:table-cell office:value-type="float" office:value="127644773965">
                <text:p>127644773965</text:p>
              </table:table-cell>
              <table:table-cell office:value-type="float" office:value="104009161294">
                <text:p>104009161294</text:p>
              </table:table-cell>
              <table:table-cell office:value-type="float" office:value="97354589578">
                <text:p>97354589578</text:p>
              </table:table-cell>
              <table:table-cell office:value-type="float" office:value="91705823208">
                <text:p>91705823208</text:p>
              </table:table-cell>
              <table:table-cell office:value-type="float" office:value="86347951092">
                <text:p>863479510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5925610938">
                <text:p>195925610938</text:p>
              </table:table-cell>
              <table:table-cell office:value-type="float" office:value="150834921053">
                <text:p>150834921053</text:p>
              </table:table-cell>
              <table:table-cell office:value-type="float" office:value="122791599197">
                <text:p>122791599197</text:p>
              </table:table-cell>
              <table:table-cell office:value-type="float" office:value="106823456042">
                <text:p>106823456042</text:p>
              </table:table-cell>
              <table:table-cell office:value-type="float" office:value="94400591377">
                <text:p>94400591377</text:p>
              </table:table-cell>
              <table:table-cell office:value-type="float" office:value="88451118964">
                <text:p>88451118964</text:p>
              </table:table-cell>
              <table:table-cell office:value-type="float" office:value="83318152471">
                <text:p>83318152471</text:p>
              </table:table-cell>
              <table:table-cell office:value-type="float" office:value="79759786076">
                <text:p>7975978607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0043424520">
                <text:p>170043424520</text:p>
              </table:table-cell>
              <table:table-cell office:value-type="float" office:value="142883411085">
                <text:p>142883411085</text:p>
              </table:table-cell>
              <table:table-cell office:value-type="float" office:value="113376858682">
                <text:p>113376858682</text:p>
              </table:table-cell>
              <table:table-cell office:value-type="float" office:value="100601964891">
                <text:p>100601964891</text:p>
              </table:table-cell>
              <table:table-cell office:value-type="float" office:value="90833034777">
                <text:p>90833034777</text:p>
              </table:table-cell>
              <table:table-cell office:value-type="float" office:value="84917888860">
                <text:p>84917888860</text:p>
              </table:table-cell>
              <table:table-cell office:value-type="float" office:value="81317274638">
                <text:p>81317274638</text:p>
              </table:table-cell>
              <table:table-cell office:value-type="float" office:value="78732153863">
                <text:p>787321538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6476743731">
                <text:p>146476743731</text:p>
              </table:table-cell>
              <table:table-cell office:value-type="float" office:value="121072672442">
                <text:p>121072672442</text:p>
              </table:table-cell>
              <table:table-cell office:value-type="float" office:value="103324840054">
                <text:p>103324840054</text:p>
              </table:table-cell>
              <table:table-cell office:value-type="float" office:value="92494358957">
                <text:p>92494358957</text:p>
              </table:table-cell>
              <table:table-cell office:value-type="float" office:value="84931641731">
                <text:p>84931641731</text:p>
              </table:table-cell>
              <table:table-cell office:value-type="float" office:value="79990057466">
                <text:p>79990057466</text:p>
              </table:table-cell>
              <table:table-cell office:value-type="float" office:value="77701633915">
                <text:p>77701633915</text:p>
              </table:table-cell>
              <table:table-cell office:value-type="float" office:value="74836438626">
                <text:p>748364386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7499742042">
                <text:p>127499742042</text:p>
              </table:table-cell>
              <table:table-cell office:value-type="float" office:value="112252502715">
                <text:p>112252502715</text:p>
              </table:table-cell>
              <table:table-cell office:value-type="float" office:value="93864699205">
                <text:p>93864699205</text:p>
              </table:table-cell>
              <table:table-cell office:value-type="float" office:value="85661335079">
                <text:p>85661335079</text:p>
              </table:table-cell>
              <table:table-cell office:value-type="float" office:value="78845554313">
                <text:p>78845554313</text:p>
              </table:table-cell>
              <table:table-cell office:value-type="float" office:value="75096644347">
                <text:p>75096644347</text:p>
              </table:table-cell>
              <table:table-cell office:value-type="float" office:value="73487144283">
                <text:p>73487144283</text:p>
              </table:table-cell>
              <table:table-cell office:value-type="float" office:value="70403168311">
                <text:p>704031683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3371382422">
                <text:p>113371382422</text:p>
              </table:table-cell>
              <table:table-cell office:value-type="float" office:value="98571121446">
                <text:p>98571121446</text:p>
              </table:table-cell>
              <table:table-cell office:value-type="float" office:value="86935935290">
                <text:p>86935935290</text:p>
              </table:table-cell>
              <table:table-cell office:value-type="float" office:value="80968923843">
                <text:p>80968923843</text:p>
              </table:table-cell>
              <table:table-cell office:value-type="float" office:value="73827351652">
                <text:p>73827351652</text:p>
              </table:table-cell>
              <table:table-cell office:value-type="float" office:value="71186797849">
                <text:p>71186797849</text:p>
              </table:table-cell>
              <table:table-cell office:value-type="float" office:value="69459354295">
                <text:p>69459354295</text:p>
              </table:table-cell>
              <table:table-cell office:value-type="float" office:value="66464000348">
                <text:p>664640003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8297498312">
                <text:p>108297498312</text:p>
              </table:table-cell>
              <table:table-cell office:value-type="float" office:value="98019821516">
                <text:p>98019821516</text:p>
              </table:table-cell>
              <table:table-cell office:value-type="float" office:value="85737622643">
                <text:p>85737622643</text:p>
              </table:table-cell>
              <table:table-cell office:value-type="float" office:value="80519375615">
                <text:p>80519375615</text:p>
              </table:table-cell>
              <table:table-cell office:value-type="float" office:value="74048552474">
                <text:p>74048552474</text:p>
              </table:table-cell>
              <table:table-cell office:value-type="float" office:value="72093755849">
                <text:p>72093755849</text:p>
              </table:table-cell>
              <table:table-cell office:value-type="float" office:value="70875108563">
                <text:p>70875108563</text:p>
              </table:table-cell>
              <table:table-cell office:value-type="float" office:value="67498757002">
                <text:p>674987570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9338985918">
                <text:p>139338985918</text:p>
              </table:table-cell>
              <table:table-cell office:value-type="float" office:value="126137906437">
                <text:p>126137906437</text:p>
              </table:table-cell>
              <table:table-cell office:value-type="float" office:value="120038079358">
                <text:p>120038079358</text:p>
              </table:table-cell>
              <table:table-cell office:value-type="float" office:value="111625378972">
                <text:p>111625378972</text:p>
              </table:table-cell>
              <table:table-cell office:value-type="float" office:value="109803285536">
                <text:p>109803285536</text:p>
              </table:table-cell>
              <table:table-cell office:value-type="float" office:value="107990546076">
                <text:p>107990546076</text:p>
              </table:table-cell>
              <table:table-cell office:value-type="float" office:value="109885922296">
                <text:p>109885922296</text:p>
              </table:table-cell>
              <table:table-cell office:value-type="float" office:value="106638447883">
                <text:p>1066384478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578:'measure-generator'.D649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805cm" svg:y="0.84cm" svg:width="59.709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578:'measure-generator'.D586" chart:label-cell-address="'measure-generator'.A2:'measure-generator'.A2" chart:class="chart:line">
            <chart:data-point chart:repeated="9"/>
          </chart:series>
          <chart:series chart:style-name="ch7" chart:values-cell-range-address="'measure-generator'.D587:'measure-generator'.D595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596:'measure-generator'.D604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605:'measure-generator'.D613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614:'measure-generator'.D622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623:'measure-generator'.D631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632:'measure-generator'.D640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641:'measure-generator'.D649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229214416028">
                <text:p>229214416028</text:p>
                <draw:g>
                  <svg:desc>'measure-generator'.D578:'measure-generator'.D586</svg:desc>
                </draw:g>
              </table:table-cell>
              <table:table-cell office:value-type="float" office:value="171265967485">
                <text:p>171265967485</text:p>
                <draw:g>
                  <svg:desc>'measure-generator'.D587:'measure-generator'.D595</svg:desc>
                </draw:g>
              </table:table-cell>
              <table:table-cell office:value-type="float" office:value="137008333815">
                <text:p>137008333815</text:p>
                <draw:g>
                  <svg:desc>'measure-generator'.D596:'measure-generator'.D604</svg:desc>
                </draw:g>
              </table:table-cell>
              <table:table-cell office:value-type="float" office:value="117755636737">
                <text:p>117755636737</text:p>
                <draw:g>
                  <svg:desc>'measure-generator'.D605:'measure-generator'.D613</svg:desc>
                </draw:g>
              </table:table-cell>
              <table:table-cell office:value-type="float" office:value="103397094074">
                <text:p>103397094074</text:p>
                <draw:g>
                  <svg:desc>'measure-generator'.D614:'measure-generator'.D622</svg:desc>
                </draw:g>
              </table:table-cell>
              <table:table-cell office:value-type="float" office:value="96165776251">
                <text:p>96165776251</text:p>
                <draw:g>
                  <svg:desc>'measure-generator'.D623:'measure-generator'.D631</svg:desc>
                </draw:g>
              </table:table-cell>
              <table:table-cell office:value-type="float" office:value="90579051638">
                <text:p>90579051638</text:p>
                <draw:g>
                  <svg:desc>'measure-generator'.D632:'measure-generator'.D640</svg:desc>
                </draw:g>
              </table:table-cell>
              <table:table-cell office:value-type="float" office:value="85874610666">
                <text:p>85874610666</text:p>
                <draw:g>
                  <svg:desc>'measure-generator'.D641:'measure-generator'.D649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2540709128">
                <text:p>192540709128</text:p>
              </table:table-cell>
              <table:table-cell office:value-type="float" office:value="156585113726">
                <text:p>156585113726</text:p>
              </table:table-cell>
              <table:table-cell office:value-type="float" office:value="120279917791">
                <text:p>120279917791</text:p>
              </table:table-cell>
              <table:table-cell office:value-type="float" office:value="104114825569">
                <text:p>104114825569</text:p>
              </table:table-cell>
              <table:table-cell office:value-type="float" office:value="92306490164">
                <text:p>92306490164</text:p>
              </table:table-cell>
              <table:table-cell office:value-type="float" office:value="85931830300">
                <text:p>85931830300</text:p>
              </table:table-cell>
              <table:table-cell office:value-type="float" office:value="81199343927">
                <text:p>81199343927</text:p>
              </table:table-cell>
              <table:table-cell office:value-type="float" office:value="77625524938">
                <text:p>776255249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0886014558">
                <text:p>160886014558</text:p>
              </table:table-cell>
              <table:table-cell office:value-type="float" office:value="127810334823">
                <text:p>127810334823</text:p>
              </table:table-cell>
              <table:table-cell office:value-type="float" office:value="105485015938">
                <text:p>105485015938</text:p>
              </table:table-cell>
              <table:table-cell office:value-type="float" office:value="92504021428">
                <text:p>92504021428</text:p>
              </table:table-cell>
              <table:table-cell office:value-type="float" office:value="83256875546">
                <text:p>83256875546</text:p>
              </table:table-cell>
              <table:table-cell office:value-type="float" office:value="77591552387">
                <text:p>77591552387</text:p>
              </table:table-cell>
              <table:table-cell office:value-type="float" office:value="74423548556">
                <text:p>74423548556</text:p>
              </table:table-cell>
              <table:table-cell office:value-type="float" office:value="71238319065">
                <text:p>712383190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650667033">
                <text:p>138650667033</text:p>
              </table:table-cell>
              <table:table-cell office:value-type="float" office:value="119384202490">
                <text:p>119384202490</text:p>
              </table:table-cell>
              <table:table-cell office:value-type="float" office:value="97713286519">
                <text:p>97713286519</text:p>
              </table:table-cell>
              <table:table-cell office:value-type="float" office:value="87259938155">
                <text:p>87259938155</text:p>
              </table:table-cell>
              <table:table-cell office:value-type="float" office:value="79714027114">
                <text:p>79714027114</text:p>
              </table:table-cell>
              <table:table-cell office:value-type="float" office:value="75206603788">
                <text:p>75206603788</text:p>
              </table:table-cell>
              <table:table-cell office:value-type="float" office:value="73253458837">
                <text:p>73253458837</text:p>
              </table:table-cell>
              <table:table-cell office:value-type="float" office:value="70216257390">
                <text:p>702162573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160316060">
                <text:p>119160316060</text:p>
              </table:table-cell>
              <table:table-cell office:value-type="float" office:value="101915957821">
                <text:p>101915957821</text:p>
              </table:table-cell>
              <table:table-cell office:value-type="float" office:value="88825231897">
                <text:p>88825231897</text:p>
              </table:table-cell>
              <table:table-cell office:value-type="float" office:value="81234298723">
                <text:p>81234298723</text:p>
              </table:table-cell>
              <table:table-cell office:value-type="float" office:value="74646188951">
                <text:p>74646188951</text:p>
              </table:table-cell>
              <table:table-cell office:value-type="float" office:value="71550922297">
                <text:p>71550922297</text:p>
              </table:table-cell>
              <table:table-cell office:value-type="float" office:value="69839325730">
                <text:p>69839325730</text:p>
              </table:table-cell>
              <table:table-cell office:value-type="float" office:value="66865911861">
                <text:p>668659118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3498518354">
                <text:p>103498518354</text:p>
              </table:table-cell>
              <table:table-cell office:value-type="float" office:value="93297658666">
                <text:p>93297658666</text:p>
              </table:table-cell>
              <table:table-cell office:value-type="float" office:value="80557501417">
                <text:p>80557501417</text:p>
              </table:table-cell>
              <table:table-cell office:value-type="float" office:value="74698095549">
                <text:p>74698095549</text:p>
              </table:table-cell>
              <table:table-cell office:value-type="float" office:value="69677009066">
                <text:p>69677009066</text:p>
              </table:table-cell>
              <table:table-cell office:value-type="float" office:value="67159881576">
                <text:p>67159881576</text:p>
              </table:table-cell>
              <table:table-cell office:value-type="float" office:value="65673583979">
                <text:p>65673583979</text:p>
              </table:table-cell>
              <table:table-cell office:value-type="float" office:value="62702011340">
                <text:p>627020113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1795071146">
                <text:p>91795071146</text:p>
              </table:table-cell>
              <table:table-cell office:value-type="float" office:value="82543896051">
                <text:p>82543896051</text:p>
              </table:table-cell>
              <table:table-cell office:value-type="float" office:value="74400537668">
                <text:p>74400537668</text:p>
              </table:table-cell>
              <table:table-cell office:value-type="float" office:value="69277392607">
                <text:p>69277392607</text:p>
              </table:table-cell>
              <table:table-cell office:value-type="float" office:value="65294002473">
                <text:p>65294002473</text:p>
              </table:table-cell>
              <table:table-cell office:value-type="float" office:value="63116654710">
                <text:p>63116654710</text:p>
              </table:table-cell>
              <table:table-cell office:value-type="float" office:value="61461295117">
                <text:p>61461295117</text:p>
              </table:table-cell>
              <table:table-cell office:value-type="float" office:value="59125007657">
                <text:p>591250076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7172419480">
                <text:p>87172419480</text:p>
              </table:table-cell>
              <table:table-cell office:value-type="float" office:value="81206655613">
                <text:p>81206655613</text:p>
              </table:table-cell>
              <table:table-cell office:value-type="float" office:value="73183664772">
                <text:p>73183664772</text:p>
              </table:table-cell>
              <table:table-cell office:value-type="float" office:value="69092042293">
                <text:p>69092042293</text:p>
              </table:table-cell>
              <table:table-cell office:value-type="float" office:value="65069692032">
                <text:p>65069692032</text:p>
              </table:table-cell>
              <table:table-cell office:value-type="float" office:value="63097531467">
                <text:p>63097531467</text:p>
              </table:table-cell>
              <table:table-cell office:value-type="float" office:value="61840226821">
                <text:p>61840226821</text:p>
              </table:table-cell>
              <table:table-cell office:value-type="float" office:value="60269077936">
                <text:p>602690779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7186923565">
                <text:p>117186923565</text:p>
              </table:table-cell>
              <table:table-cell office:value-type="float" office:value="111846407986">
                <text:p>111846407986</text:p>
              </table:table-cell>
              <table:table-cell office:value-type="float" office:value="106612649698">
                <text:p>106612649698</text:p>
              </table:table-cell>
              <table:table-cell office:value-type="float" office:value="95582985171">
                <text:p>95582985171</text:p>
              </table:table-cell>
              <table:table-cell office:value-type="float" office:value="96416398557">
                <text:p>96416398557</text:p>
              </table:table-cell>
              <table:table-cell office:value-type="float" office:value="95336560678">
                <text:p>95336560678</text:p>
              </table:table-cell>
              <table:table-cell office:value-type="float" office:value="98176996673">
                <text:p>98176996673</text:p>
              </table:table-cell>
              <table:table-cell office:value-type="float" office:value="95026453086">
                <text:p>950264530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506:'measure-generator'.D577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805cm" svg:y="0.84cm" svg:width="59.709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506:'measure-generator'.D514" chart:label-cell-address="'measure-generator'.A2:'measure-generator'.A2" chart:class="chart:line">
            <chart:data-point chart:repeated="9"/>
          </chart:series>
          <chart:series chart:style-name="ch7" chart:values-cell-range-address="'measure-generator'.D515:'measure-generator'.D523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524:'measure-generator'.D532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533:'measure-generator'.D541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542:'measure-generator'.D550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551:'measure-generator'.D559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560:'measure-generator'.D568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569:'measure-generator'.D577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190747579080">
                <text:p>190747579080</text:p>
                <draw:g>
                  <svg:desc>'measure-generator'.D506:'measure-generator'.D514</svg:desc>
                </draw:g>
              </table:table-cell>
              <table:table-cell office:value-type="float" office:value="145391937833">
                <text:p>145391937833</text:p>
                <draw:g>
                  <svg:desc>'measure-generator'.D515:'measure-generator'.D523</svg:desc>
                </draw:g>
              </table:table-cell>
              <table:table-cell office:value-type="float" office:value="118397413394">
                <text:p>118397413394</text:p>
                <draw:g>
                  <svg:desc>'measure-generator'.D524:'measure-generator'.D532</svg:desc>
                </draw:g>
              </table:table-cell>
              <table:table-cell office:value-type="float" office:value="102652343852">
                <text:p>102652343852</text:p>
                <draw:g>
                  <svg:desc>'measure-generator'.D533:'measure-generator'.D541</svg:desc>
                </draw:g>
              </table:table-cell>
              <table:table-cell office:value-type="float" office:value="91591782726">
                <text:p>91591782726</text:p>
                <draw:g>
                  <svg:desc>'measure-generator'.D542:'measure-generator'.D550</svg:desc>
                </draw:g>
              </table:table-cell>
              <table:table-cell office:value-type="float" office:value="84728190369">
                <text:p>84728190369</text:p>
                <draw:g>
                  <svg:desc>'measure-generator'.D551:'measure-generator'.D559</svg:desc>
                </draw:g>
              </table:table-cell>
              <table:table-cell office:value-type="float" office:value="80527337383">
                <text:p>80527337383</text:p>
                <draw:g>
                  <svg:desc>'measure-generator'.D560:'measure-generator'.D568</svg:desc>
                </draw:g>
              </table:table-cell>
              <table:table-cell office:value-type="float" office:value="76890856094">
                <text:p>76890856094</text:p>
                <draw:g>
                  <svg:desc>'measure-generator'.D569:'measure-generator'.D577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7381317070">
                <text:p>157381317070</text:p>
              </table:table-cell>
              <table:table-cell office:value-type="float" office:value="130888303188">
                <text:p>130888303188</text:p>
              </table:table-cell>
              <table:table-cell office:value-type="float" office:value="109377070581">
                <text:p>109377070581</text:p>
              </table:table-cell>
              <table:table-cell office:value-type="float" office:value="90046637916">
                <text:p>90046637916</text:p>
              </table:table-cell>
              <table:table-cell office:value-type="float" office:value="81061916743">
                <text:p>81061916743</text:p>
              </table:table-cell>
              <table:table-cell office:value-type="float" office:value="74975299304">
                <text:p>74975299304</text:p>
              </table:table-cell>
              <table:table-cell office:value-type="float" office:value="72240700093">
                <text:p>72240700093</text:p>
              </table:table-cell>
              <table:table-cell office:value-type="float" office:value="69123665727">
                <text:p>691236657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9425644351">
                <text:p>129425644351</text:p>
              </table:table-cell>
              <table:table-cell office:value-type="float" office:value="105945787802">
                <text:p>105945787802</text:p>
              </table:table-cell>
              <table:table-cell office:value-type="float" office:value="89611595026">
                <text:p>89611595026</text:p>
              </table:table-cell>
              <table:table-cell office:value-type="float" office:value="79841141184">
                <text:p>79841141184</text:p>
              </table:table-cell>
              <table:table-cell office:value-type="float" office:value="72225808113">
                <text:p>72225808113</text:p>
              </table:table-cell>
              <table:table-cell office:value-type="float" office:value="67928246464">
                <text:p>67928246464</text:p>
              </table:table-cell>
              <table:table-cell office:value-type="float" office:value="66017664327">
                <text:p>66017664327</text:p>
              </table:table-cell>
              <table:table-cell office:value-type="float" office:value="62965713169">
                <text:p>629657131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1638458498">
                <text:p>111638458498</text:p>
              </table:table-cell>
              <table:table-cell office:value-type="float" office:value="98705924548">
                <text:p>98705924548</text:p>
              </table:table-cell>
              <table:table-cell office:value-type="float" office:value="88389284563">
                <text:p>88389284563</text:p>
              </table:table-cell>
              <table:table-cell office:value-type="float" office:value="75658562590">
                <text:p>75658562590</text:p>
              </table:table-cell>
              <table:table-cell office:value-type="float" office:value="69340031439">
                <text:p>69340031439</text:p>
              </table:table-cell>
              <table:table-cell office:value-type="float" office:value="66540755080">
                <text:p>66540755080</text:p>
              </table:table-cell>
              <table:table-cell office:value-type="float" office:value="64864688591">
                <text:p>64864688591</text:p>
              </table:table-cell>
              <table:table-cell office:value-type="float" office:value="61972133821">
                <text:p>619721338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6163162580">
                <text:p>96163162580</text:p>
              </table:table-cell>
              <table:table-cell office:value-type="float" office:value="84892627200">
                <text:p>84892627200</text:p>
              </table:table-cell>
              <table:table-cell office:value-type="float" office:value="75567239175">
                <text:p>75567239175</text:p>
              </table:table-cell>
              <table:table-cell office:value-type="float" office:value="70158787023">
                <text:p>70158787023</text:p>
              </table:table-cell>
              <table:table-cell office:value-type="float" office:value="65459612777">
                <text:p>65459612777</text:p>
              </table:table-cell>
              <table:table-cell office:value-type="float" office:value="63303515414">
                <text:p>63303515414</text:p>
              </table:table-cell>
              <table:table-cell office:value-type="float" office:value="61697080127">
                <text:p>61697080127</text:p>
              </table:table-cell>
              <table:table-cell office:value-type="float" office:value="59084664259">
                <text:p>590846642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3557196906">
                <text:p>83557196906</text:p>
              </table:table-cell>
              <table:table-cell office:value-type="float" office:value="77332990883">
                <text:p>77332990883</text:p>
              </table:table-cell>
              <table:table-cell office:value-type="float" office:value="68825781339">
                <text:p>68825781339</text:p>
              </table:table-cell>
              <table:table-cell office:value-type="float" office:value="64722252389">
                <text:p>64722252389</text:p>
              </table:table-cell>
              <table:table-cell office:value-type="float" office:value="61249017772">
                <text:p>61249017772</text:p>
              </table:table-cell>
              <table:table-cell office:value-type="float" office:value="59246033244">
                <text:p>59246033244</text:p>
              </table:table-cell>
              <table:table-cell office:value-type="float" office:value="57699088273">
                <text:p>57699088273</text:p>
              </table:table-cell>
              <table:table-cell office:value-type="float" office:value="55738830338">
                <text:p>557388303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3814653665">
                <text:p>73814653665</text:p>
              </table:table-cell>
              <table:table-cell office:value-type="float" office:value="71535596532">
                <text:p>71535596532</text:p>
              </table:table-cell>
              <table:table-cell office:value-type="float" office:value="63212652948">
                <text:p>63212652948</text:p>
              </table:table-cell>
              <table:table-cell office:value-type="float" office:value="59998877023">
                <text:p>59998877023</text:p>
              </table:table-cell>
              <table:table-cell office:value-type="float" office:value="57132793496">
                <text:p>57132793496</text:p>
              </table:table-cell>
              <table:table-cell office:value-type="float" office:value="55261408384">
                <text:p>55261408384</text:p>
              </table:table-cell>
              <table:table-cell office:value-type="float" office:value="54201004896">
                <text:p>54201004896</text:p>
              </table:table-cell>
              <table:table-cell office:value-type="float" office:value="52910234400">
                <text:p>529102344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0026599684">
                <text:p>70026599684</text:p>
              </table:table-cell>
              <table:table-cell office:value-type="float" office:value="66839648951">
                <text:p>66839648951</text:p>
              </table:table-cell>
              <table:table-cell office:value-type="float" office:value="61578758795">
                <text:p>61578758795</text:p>
              </table:table-cell>
              <table:table-cell office:value-type="float" office:value="59054081668">
                <text:p>59054081668</text:p>
              </table:table-cell>
              <table:table-cell office:value-type="float" office:value="56325561583">
                <text:p>56325561583</text:p>
              </table:table-cell>
              <table:table-cell office:value-type="float" office:value="55114687348">
                <text:p>55114687348</text:p>
              </table:table-cell>
              <table:table-cell office:value-type="float" office:value="54697056380">
                <text:p>54697056380</text:p>
              </table:table-cell>
              <table:table-cell office:value-type="float" office:value="54008861811">
                <text:p>540088618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3978717478">
                <text:p>93978717478</text:p>
              </table:table-cell>
              <table:table-cell office:value-type="float" office:value="94281982090">
                <text:p>94281982090</text:p>
              </table:table-cell>
              <table:table-cell office:value-type="float" office:value="92714226579">
                <text:p>92714226579</text:p>
              </table:table-cell>
              <table:table-cell office:value-type="float" office:value="84335211554">
                <text:p>84335211554</text:p>
              </table:table-cell>
              <table:table-cell office:value-type="float" office:value="83273026691">
                <text:p>83273026691</text:p>
              </table:table-cell>
              <table:table-cell office:value-type="float" office:value="88085669698">
                <text:p>88085669698</text:p>
              </table:table-cell>
              <table:table-cell office:value-type="float" office:value="87983958927">
                <text:p>87983958927</text:p>
              </table:table-cell>
              <table:table-cell office:value-type="float" office:value="83046589727">
                <text:p>830465897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434:'measure-generator'.D505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619cm" svg:y="0.84cm" svg:width="59.708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434:'measure-generator'.D442" chart:label-cell-address="'measure-generator'.A2:'measure-generator'.A2" chart:class="chart:line">
            <chart:data-point chart:repeated="9"/>
          </chart:series>
          <chart:series chart:style-name="ch7" chart:values-cell-range-address="'measure-generator'.D443:'measure-generator'.D451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452:'measure-generator'.D460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461:'measure-generator'.D469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470:'measure-generator'.D478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479:'measure-generator'.D487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488:'measure-generator'.D496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497:'measure-generator'.D505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154272876953">
                <text:p>154272876953</text:p>
                <draw:g>
                  <svg:desc>'measure-generator'.D434:'measure-generator'.D442</svg:desc>
                </draw:g>
              </table:table-cell>
              <table:table-cell office:value-type="float" office:value="120796125542">
                <text:p>120796125542</text:p>
                <draw:g>
                  <svg:desc>'measure-generator'.D443:'measure-generator'.D451</svg:desc>
                </draw:g>
              </table:table-cell>
              <table:table-cell office:value-type="float" office:value="99873817898">
                <text:p>99873817898</text:p>
                <draw:g>
                  <svg:desc>'measure-generator'.D452:'measure-generator'.D460</svg:desc>
                </draw:g>
              </table:table-cell>
              <table:table-cell office:value-type="float" office:value="87680366060">
                <text:p>87680366060</text:p>
                <draw:g>
                  <svg:desc>'measure-generator'.D461:'measure-generator'.D469</svg:desc>
                </draw:g>
              </table:table-cell>
              <table:table-cell office:value-type="float" office:value="79043554703">
                <text:p>79043554703</text:p>
                <draw:g>
                  <svg:desc>'measure-generator'.D470:'measure-generator'.D478</svg:desc>
                </draw:g>
              </table:table-cell>
              <table:table-cell office:value-type="float" office:value="73221507847">
                <text:p>73221507847</text:p>
                <draw:g>
                  <svg:desc>'measure-generator'.D479:'measure-generator'.D487</svg:desc>
                </draw:g>
              </table:table-cell>
              <table:table-cell office:value-type="float" office:value="70898044300">
                <text:p>70898044300</text:p>
                <draw:g>
                  <svg:desc>'measure-generator'.D488:'measure-generator'.D496</svg:desc>
                </draw:g>
              </table:table-cell>
              <table:table-cell office:value-type="float" office:value="67637606921">
                <text:p>67637606921</text:p>
                <draw:g>
                  <svg:desc>'measure-generator'.D497:'measure-generator'.D505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4649686390">
                <text:p>124649686390</text:p>
              </table:table-cell>
              <table:table-cell office:value-type="float" office:value="106595513512">
                <text:p>106595513512</text:p>
              </table:table-cell>
              <table:table-cell office:value-type="float" office:value="86083848515">
                <text:p>86083848515</text:p>
              </table:table-cell>
              <table:table-cell office:value-type="float" office:value="76585653530">
                <text:p>76585653530</text:p>
              </table:table-cell>
              <table:table-cell office:value-type="float" office:value="68925416706">
                <text:p>68925416706</text:p>
              </table:table-cell>
              <table:table-cell office:value-type="float" office:value="64953062888">
                <text:p>64953062888</text:p>
              </table:table-cell>
              <table:table-cell office:value-type="float" office:value="63092765780">
                <text:p>63092765780</text:p>
              </table:table-cell>
              <table:table-cell office:value-type="float" office:value="60132191042">
                <text:p>601321910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1550218502">
                <text:p>101550218502</text:p>
              </table:table-cell>
              <table:table-cell office:value-type="float" office:value="85970500089">
                <text:p>85970500089</text:p>
              </table:table-cell>
              <table:table-cell office:value-type="float" office:value="74214003961">
                <text:p>74214003961</text:p>
              </table:table-cell>
              <table:table-cell office:value-type="float" office:value="67506013583">
                <text:p>67506013583</text:p>
              </table:table-cell>
              <table:table-cell office:value-type="float" office:value="61424857731">
                <text:p>61424857731</text:p>
              </table:table-cell>
              <table:table-cell office:value-type="float" office:value="58804943633">
                <text:p>58804943633</text:p>
              </table:table-cell>
              <table:table-cell office:value-type="float" office:value="57181252588">
                <text:p>57181252588</text:p>
              </table:table-cell>
              <table:table-cell office:value-type="float" office:value="54153107318">
                <text:p>541531073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8264352964">
                <text:p>88264352964</text:p>
              </table:table-cell>
              <table:table-cell office:value-type="float" office:value="80142242391">
                <text:p>80142242391</text:p>
              </table:table-cell>
              <table:table-cell office:value-type="float" office:value="69258196593">
                <text:p>69258196593</text:p>
              </table:table-cell>
              <table:table-cell office:value-type="float" office:value="64068546917">
                <text:p>64068546917</text:p>
              </table:table-cell>
              <table:table-cell office:value-type="float" office:value="59817309452">
                <text:p>59817309452</text:p>
              </table:table-cell>
              <table:table-cell office:value-type="float" office:value="57767811883">
                <text:p>57767811883</text:p>
              </table:table-cell>
              <table:table-cell office:value-type="float" office:value="56226047324">
                <text:p>56226047324</text:p>
              </table:table-cell>
              <table:table-cell office:value-type="float" office:value="53622217114">
                <text:p>536222171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310711163">
                <text:p>76310711163</text:p>
              </table:table-cell>
              <table:table-cell office:value-type="float" office:value="69503930353">
                <text:p>69503930353</text:p>
              </table:table-cell>
              <table:table-cell office:value-type="float" office:value="63416143215">
                <text:p>63416143215</text:p>
              </table:table-cell>
              <table:table-cell office:value-type="float" office:value="59770685717">
                <text:p>59770685717</text:p>
              </table:table-cell>
              <table:table-cell office:value-type="float" office:value="57541627119">
                <text:p>57541627119</text:p>
              </table:table-cell>
              <table:table-cell office:value-type="float" office:value="54779983754">
                <text:p>54779983754</text:p>
              </table:table-cell>
              <table:table-cell office:value-type="float" office:value="53502021384">
                <text:p>53502021384</text:p>
              </table:table-cell>
              <table:table-cell office:value-type="float" office:value="51808684122">
                <text:p>518086841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6457637320">
                <text:p>66457637320</text:p>
              </table:table-cell>
              <table:table-cell office:value-type="float" office:value="63035593563">
                <text:p>63035593563</text:p>
              </table:table-cell>
              <table:table-cell office:value-type="float" office:value="57773529164">
                <text:p>57773529164</text:p>
              </table:table-cell>
              <table:table-cell office:value-type="float" office:value="55449622053">
                <text:p>55449622053</text:p>
              </table:table-cell>
              <table:table-cell office:value-type="float" office:value="52798259335">
                <text:p>52798259335</text:p>
              </table:table-cell>
              <table:table-cell office:value-type="float" office:value="51251216028">
                <text:p>51251216028</text:p>
              </table:table-cell>
              <table:table-cell office:value-type="float" office:value="50590921584">
                <text:p>50590921584</text:p>
              </table:table-cell>
              <table:table-cell office:value-type="float" office:value="49562424873">
                <text:p>495624248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8576719429">
                <text:p>58576719429</text:p>
              </table:table-cell>
              <table:table-cell office:value-type="float" office:value="55964272835">
                <text:p>55964272835</text:p>
              </table:table-cell>
              <table:table-cell office:value-type="float" office:value="53047390317">
                <text:p>53047390317</text:p>
              </table:table-cell>
              <table:table-cell office:value-type="float" office:value="51371775630">
                <text:p>51371775630</text:p>
              </table:table-cell>
              <table:table-cell office:value-type="float" office:value="49033186065">
                <text:p>49033186065</text:p>
              </table:table-cell>
              <table:table-cell office:value-type="float" office:value="48123303038">
                <text:p>48123303038</text:p>
              </table:table-cell>
              <table:table-cell office:value-type="float" office:value="47977486454">
                <text:p>47977486454</text:p>
              </table:table-cell>
              <table:table-cell office:value-type="float" office:value="49743827205">
                <text:p>497438272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5313962902">
                <text:p>55313962902</text:p>
              </table:table-cell>
              <table:table-cell office:value-type="float" office:value="53868831716">
                <text:p>53868831716</text:p>
              </table:table-cell>
              <table:table-cell office:value-type="float" office:value="51248930190">
                <text:p>51248930190</text:p>
              </table:table-cell>
              <table:table-cell office:value-type="float" office:value="50067777613">
                <text:p>50067777613</text:p>
              </table:table-cell>
              <table:table-cell office:value-type="float" office:value="48508623548">
                <text:p>48508623548</text:p>
              </table:table-cell>
              <table:table-cell office:value-type="float" office:value="48616566182">
                <text:p>48616566182</text:p>
              </table:table-cell>
              <table:table-cell office:value-type="float" office:value="48182954832">
                <text:p>48182954832</text:p>
              </table:table-cell>
              <table:table-cell office:value-type="float" office:value="47838268400">
                <text:p>478382684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3580247251">
                <text:p>83580247251</text:p>
              </table:table-cell>
              <table:table-cell office:value-type="float" office:value="81164291149">
                <text:p>81164291149</text:p>
              </table:table-cell>
              <table:table-cell office:value-type="float" office:value="79042232537">
                <text:p>79042232537</text:p>
              </table:table-cell>
              <table:table-cell office:value-type="float" office:value="73655253788">
                <text:p>73655253788</text:p>
              </table:table-cell>
              <table:table-cell office:value-type="float" office:value="72244130558">
                <text:p>72244130558</text:p>
              </table:table-cell>
              <table:table-cell office:value-type="float" office:value="75865409214">
                <text:p>75865409214</text:p>
              </table:table-cell>
              <table:table-cell office:value-type="float" office:value="77584227088">
                <text:p>77584227088</text:p>
              </table:table-cell>
              <table:table-cell office:value-type="float" office:value="73798407889">
                <text:p>737984078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362:'measure-generator'.D433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619cm" svg:y="0.84cm" svg:width="59.708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362:'measure-generator'.D370" chart:label-cell-address="'measure-generator'.A2:'measure-generator'.A2" chart:class="chart:line">
            <chart:data-point chart:repeated="9"/>
          </chart:series>
          <chart:series chart:style-name="ch7" chart:values-cell-range-address="'measure-generator'.D371:'measure-generator'.D379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380:'measure-generator'.D388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389:'measure-generator'.D397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398:'measure-generator'.D406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407:'measure-generator'.D415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416:'measure-generator'.D424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425:'measure-generator'.D433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121109025461">
                <text:p>121109025461</text:p>
                <draw:g>
                  <svg:desc>'measure-generator'.D362:'measure-generator'.D370</svg:desc>
                </draw:g>
              </table:table-cell>
              <table:table-cell office:value-type="float" office:value="98291945788">
                <text:p>98291945788</text:p>
                <draw:g>
                  <svg:desc>'measure-generator'.D371:'measure-generator'.D379</svg:desc>
                </draw:g>
              </table:table-cell>
              <table:table-cell office:value-type="float" office:value="82731481430">
                <text:p>82731481430</text:p>
                <draw:g>
                  <svg:desc>'measure-generator'.D380:'measure-generator'.D388</svg:desc>
                </draw:g>
              </table:table-cell>
              <table:table-cell office:value-type="float" office:value="74024750985">
                <text:p>74024750985</text:p>
                <draw:g>
                  <svg:desc>'measure-generator'.D389:'measure-generator'.D397</svg:desc>
                </draw:g>
              </table:table-cell>
              <table:table-cell office:value-type="float" office:value="66655042171">
                <text:p>66655042171</text:p>
                <draw:g>
                  <svg:desc>'measure-generator'.D398:'measure-generator'.D406</svg:desc>
                </draw:g>
              </table:table-cell>
              <table:table-cell office:value-type="float" office:value="63182807606">
                <text:p>63182807606</text:p>
                <draw:g>
                  <svg:desc>'measure-generator'.D407:'measure-generator'.D415</svg:desc>
                </draw:g>
              </table:table-cell>
              <table:table-cell office:value-type="float" office:value="61519290059">
                <text:p>61519290059</text:p>
                <draw:g>
                  <svg:desc>'measure-generator'.D416:'measure-generator'.D424</svg:desc>
                </draw:g>
              </table:table-cell>
              <table:table-cell office:value-type="float" office:value="58265401910">
                <text:p>58265401910</text:p>
                <draw:g>
                  <svg:desc>'measure-generator'.D425:'measure-generator'.D433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6308865606">
                <text:p>96308865606</text:p>
              </table:table-cell>
              <table:table-cell office:value-type="float" office:value="84625166933">
                <text:p>84625166933</text:p>
              </table:table-cell>
              <table:table-cell office:value-type="float" office:value="70138359285">
                <text:p>70138359285</text:p>
              </table:table-cell>
              <table:table-cell office:value-type="float" office:value="63757139440">
                <text:p>63757139440</text:p>
              </table:table-cell>
              <table:table-cell office:value-type="float" office:value="58282806428">
                <text:p>58282806428</text:p>
              </table:table-cell>
              <table:table-cell office:value-type="float" office:value="55643957520">
                <text:p>55643957520</text:p>
              </table:table-cell>
              <table:table-cell office:value-type="float" office:value="53989559637">
                <text:p>53989559637</text:p>
              </table:table-cell>
              <table:table-cell office:value-type="float" office:value="50939478479">
                <text:p>509394784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8003624343">
                <text:p>78003624343</text:p>
              </table:table-cell>
              <table:table-cell office:value-type="float" office:value="68268085841">
                <text:p>68268085841</text:p>
              </table:table-cell>
              <table:table-cell office:value-type="float" office:value="60550718286">
                <text:p>60550718286</text:p>
              </table:table-cell>
              <table:table-cell office:value-type="float" office:value="55829696852">
                <text:p>55829696852</text:p>
              </table:table-cell>
              <table:table-cell office:value-type="float" office:value="51887102332">
                <text:p>51887102332</text:p>
              </table:table-cell>
              <table:table-cell office:value-type="float" office:value="49786116028">
                <text:p>49786116028</text:p>
              </table:table-cell>
              <table:table-cell office:value-type="float" office:value="48220208381">
                <text:p>48220208381</text:p>
              </table:table-cell>
              <table:table-cell office:value-type="float" office:value="45835421672">
                <text:p>458354216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8575707216">
                <text:p>68575707216</text:p>
              </table:table-cell>
              <table:table-cell office:value-type="float" office:value="63995591479">
                <text:p>63995591479</text:p>
              </table:table-cell>
              <table:table-cell office:value-type="float" office:value="57072617755">
                <text:p>57072617755</text:p>
              </table:table-cell>
              <table:table-cell office:value-type="float" office:value="53852380110">
                <text:p>53852380110</text:p>
              </table:table-cell>
              <table:table-cell office:value-type="float" office:value="50855419185">
                <text:p>50855419185</text:p>
              </table:table-cell>
              <table:table-cell office:value-type="float" office:value="49042617919">
                <text:p>49042617919</text:p>
              </table:table-cell>
              <table:table-cell office:value-type="float" office:value="48025385076">
                <text:p>48025385076</text:p>
              </table:table-cell>
              <table:table-cell office:value-type="float" office:value="46521874958">
                <text:p>465218749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688447674">
                <text:p>59688447674</text:p>
              </table:table-cell>
              <table:table-cell office:value-type="float" office:value="56168536587">
                <text:p>56168536587</text:p>
              </table:table-cell>
              <table:table-cell office:value-type="float" office:value="52448845557">
                <text:p>52448845557</text:p>
              </table:table-cell>
              <table:table-cell office:value-type="float" office:value="50388451144">
                <text:p>50388451144</text:p>
              </table:table-cell>
              <table:table-cell office:value-type="float" office:value="47972605316">
                <text:p>47972605316</text:p>
              </table:table-cell>
              <table:table-cell office:value-type="float" office:value="46745900021">
                <text:p>46745900021</text:p>
              </table:table-cell>
              <table:table-cell office:value-type="float" office:value="46396964866">
                <text:p>46396964866</text:p>
              </table:table-cell>
              <table:table-cell office:value-type="float" office:value="45534573847">
                <text:p>455345738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2331526867">
                <text:p>52331526867</text:p>
              </table:table-cell>
              <table:table-cell office:value-type="float" office:value="50879525951">
                <text:p>50879525951</text:p>
              </table:table-cell>
              <table:table-cell office:value-type="float" office:value="48109115066">
                <text:p>48109115066</text:p>
              </table:table-cell>
              <table:table-cell office:value-type="float" office:value="46721303736">
                <text:p>46721303736</text:p>
              </table:table-cell>
              <table:table-cell office:value-type="float" office:value="45057425250">
                <text:p>45057425250</text:p>
              </table:table-cell>
              <table:table-cell office:value-type="float" office:value="44672328302">
                <text:p>44672328302</text:p>
              </table:table-cell>
              <table:table-cell office:value-type="float" office:value="44424412282">
                <text:p>44424412282</text:p>
              </table:table-cell>
              <table:table-cell office:value-type="float" office:value="43942490943">
                <text:p>439424909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6156235022">
                <text:p>46156235022</text:p>
              </table:table-cell>
              <table:table-cell office:value-type="float" office:value="45356954682">
                <text:p>45356954682</text:p>
              </table:table-cell>
              <table:table-cell office:value-type="float" office:value="44003499535">
                <text:p>44003499535</text:p>
              </table:table-cell>
              <table:table-cell office:value-type="float" office:value="43013443679">
                <text:p>43013443679</text:p>
              </table:table-cell>
              <table:table-cell office:value-type="float" office:value="42237119054">
                <text:p>42237119054</text:p>
              </table:table-cell>
              <table:table-cell office:value-type="float" office:value="42025206910">
                <text:p>42025206910</text:p>
              </table:table-cell>
              <table:table-cell office:value-type="float" office:value="42153292050">
                <text:p>42153292050</text:p>
              </table:table-cell>
              <table:table-cell office:value-type="float" office:value="41803569367">
                <text:p>418035693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526445716">
                <text:p>43526445716</text:p>
              </table:table-cell>
              <table:table-cell office:value-type="float" office:value="42983093450">
                <text:p>42983093450</text:p>
              </table:table-cell>
              <table:table-cell office:value-type="float" office:value="42203990604">
                <text:p>42203990604</text:p>
              </table:table-cell>
              <table:table-cell office:value-type="float" office:value="42099831483">
                <text:p>42099831483</text:p>
              </table:table-cell>
              <table:table-cell office:value-type="float" office:value="41584653188">
                <text:p>41584653188</text:p>
              </table:table-cell>
              <table:table-cell office:value-type="float" office:value="42055101980">
                <text:p>42055101980</text:p>
              </table:table-cell>
              <table:table-cell office:value-type="float" office:value="41647387910">
                <text:p>41647387910</text:p>
              </table:table-cell>
              <table:table-cell office:value-type="float" office:value="41561703132">
                <text:p>41561703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7725185586">
                <text:p>67725185586</text:p>
              </table:table-cell>
              <table:table-cell office:value-type="float" office:value="64027749548">
                <text:p>64027749548</text:p>
              </table:table-cell>
              <table:table-cell office:value-type="float" office:value="66796193708">
                <text:p>66796193708</text:p>
              </table:table-cell>
              <table:table-cell office:value-type="float" office:value="63844354998">
                <text:p>63844354998</text:p>
              </table:table-cell>
              <table:table-cell office:value-type="float" office:value="66910608745">
                <text:p>66910608745</text:p>
              </table:table-cell>
              <table:table-cell office:value-type="float" office:value="67448875171">
                <text:p>67448875171</text:p>
              </table:table-cell>
              <table:table-cell office:value-type="float" office:value="68669917525">
                <text:p>68669917525</text:p>
              </table:table-cell>
              <table:table-cell office:value-type="float" office:value="66663755081">
                <text:p>666637550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290:'measure-generator'.D361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619cm" svg:y="0.84cm" svg:width="59.708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290:'measure-generator'.D298" chart:label-cell-address="'measure-generator'.A2:'measure-generator'.A2" chart:class="chart:line">
            <chart:data-point chart:repeated="9"/>
          </chart:series>
          <chart:series chart:style-name="ch7" chart:values-cell-range-address="'measure-generator'.D299:'measure-generator'.D307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308:'measure-generator'.D316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317:'measure-generator'.D325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326:'measure-generator'.D334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335:'measure-generator'.D343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344:'measure-generator'.D352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353:'measure-generator'.D361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92520687934">
                <text:p>92520687934</text:p>
                <draw:g>
                  <svg:desc>'measure-generator'.D290:'measure-generator'.D298</svg:desc>
                </draw:g>
              </table:table-cell>
              <table:table-cell office:value-type="float" office:value="77600760897">
                <text:p>77600760897</text:p>
                <draw:g>
                  <svg:desc>'measure-generator'.D299:'measure-generator'.D307</svg:desc>
                </draw:g>
              </table:table-cell>
              <table:table-cell office:value-type="float" office:value="67136645101">
                <text:p>67136645101</text:p>
                <draw:g>
                  <svg:desc>'measure-generator'.D308:'measure-generator'.D316</svg:desc>
                </draw:g>
              </table:table-cell>
              <table:table-cell office:value-type="float" office:value="60729382836">
                <text:p>60729382836</text:p>
                <draw:g>
                  <svg:desc>'measure-generator'.D317:'measure-generator'.D325</svg:desc>
                </draw:g>
              </table:table-cell>
              <table:table-cell office:value-type="float" office:value="55941998561">
                <text:p>55941998561</text:p>
                <draw:g>
                  <svg:desc>'measure-generator'.D326:'measure-generator'.D334</svg:desc>
                </draw:g>
              </table:table-cell>
              <table:table-cell office:value-type="float" office:value="53459978814">
                <text:p>53459978814</text:p>
                <draw:g>
                  <svg:desc>'measure-generator'.D335:'measure-generator'.D343</svg:desc>
                </draw:g>
              </table:table-cell>
              <table:table-cell office:value-type="float" office:value="51793185574">
                <text:p>51793185574</text:p>
                <draw:g>
                  <svg:desc>'measure-generator'.D344:'measure-generator'.D352</svg:desc>
                </draw:g>
              </table:table-cell>
              <table:table-cell office:value-type="float" office:value="48678112283">
                <text:p>48678112283</text:p>
                <draw:g>
                  <svg:desc>'measure-generator'.D353:'measure-generator'.D361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2553805063">
                <text:p>72553805063</text:p>
              </table:table-cell>
              <table:table-cell office:value-type="float" office:value="65740229959">
                <text:p>65740229959</text:p>
              </table:table-cell>
              <table:table-cell office:value-type="float" office:value="56381091063">
                <text:p>56381091063</text:p>
              </table:table-cell>
              <table:table-cell office:value-type="float" office:value="52062945225">
                <text:p>52062945225</text:p>
              </table:table-cell>
              <table:table-cell office:value-type="float" office:value="48481573113">
                <text:p>48481573113</text:p>
              </table:table-cell>
              <table:table-cell office:value-type="float" office:value="46193483334">
                <text:p>46193483334</text:p>
              </table:table-cell>
              <table:table-cell office:value-type="float" office:value="44719014828">
                <text:p>44719014828</text:p>
              </table:table-cell>
              <table:table-cell office:value-type="float" office:value="42762054240">
                <text:p>427620542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8398641683">
                <text:p>58398641683</text:p>
              </table:table-cell>
              <table:table-cell office:value-type="float" office:value="53087257120">
                <text:p>53087257120</text:p>
              </table:table-cell>
              <table:table-cell office:value-type="float" office:value="48283730912">
                <text:p>48283730912</text:p>
              </table:table-cell>
              <table:table-cell office:value-type="float" office:value="45548705880">
                <text:p>45548705880</text:p>
              </table:table-cell>
              <table:table-cell office:value-type="float" office:value="42685254041">
                <text:p>42685254041</text:p>
              </table:table-cell>
              <table:table-cell office:value-type="float" office:value="40954884556">
                <text:p>40954884556</text:p>
              </table:table-cell>
              <table:table-cell office:value-type="float" office:value="40193429625">
                <text:p>40193429625</text:p>
              </table:table-cell>
              <table:table-cell office:value-type="float" office:value="39040499077">
                <text:p>390404990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097471479">
                <text:p>52097471479</text:p>
              </table:table-cell>
              <table:table-cell office:value-type="float" office:value="50094960891">
                <text:p>50094960891</text:p>
              </table:table-cell>
              <table:table-cell office:value-type="float" office:value="46249738671">
                <text:p>46249738671</text:p>
              </table:table-cell>
              <table:table-cell office:value-type="float" office:value="44295476053">
                <text:p>44295476053</text:p>
              </table:table-cell>
              <table:table-cell office:value-type="float" office:value="42202804073">
                <text:p>42202804073</text:p>
              </table:table-cell>
              <table:table-cell office:value-type="float" office:value="41217483243">
                <text:p>41217483243</text:p>
              </table:table-cell>
              <table:table-cell office:value-type="float" office:value="41073341451">
                <text:p>41073341451</text:p>
              </table:table-cell>
              <table:table-cell office:value-type="float" office:value="40316535435">
                <text:p>403165354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924854480">
                <text:p>45924854480</text:p>
              </table:table-cell>
              <table:table-cell office:value-type="float" office:value="44553486447">
                <text:p>44553486447</text:p>
              </table:table-cell>
              <table:table-cell office:value-type="float" office:value="42728941789">
                <text:p>42728941789</text:p>
              </table:table-cell>
              <table:table-cell office:value-type="float" office:value="41475496013">
                <text:p>41475496013</text:p>
              </table:table-cell>
              <table:table-cell office:value-type="float" office:value="40233571533">
                <text:p>40233571533</text:p>
              </table:table-cell>
              <table:table-cell office:value-type="float" office:value="39875586833">
                <text:p>39875586833</text:p>
              </table:table-cell>
              <table:table-cell office:value-type="float" office:value="39849990631">
                <text:p>39849990631</text:p>
              </table:table-cell>
              <table:table-cell office:value-type="float" office:value="39549482861">
                <text:p>395494828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960939587">
                <text:p>40960939587</text:p>
              </table:table-cell>
              <table:table-cell office:value-type="float" office:value="40610933345">
                <text:p>40610933345</text:p>
              </table:table-cell>
              <table:table-cell office:value-type="float" office:value="39520775515">
                <text:p>39520775515</text:p>
              </table:table-cell>
              <table:table-cell office:value-type="float" office:value="38969718007">
                <text:p>38969718007</text:p>
              </table:table-cell>
              <table:table-cell office:value-type="float" office:value="38445477601">
                <text:p>38445477601</text:p>
              </table:table-cell>
              <table:table-cell office:value-type="float" office:value="38322848109">
                <text:p>38322848109</text:p>
              </table:table-cell>
              <table:table-cell office:value-type="float" office:value="38376475739">
                <text:p>38376475739</text:p>
              </table:table-cell>
              <table:table-cell office:value-type="float" office:value="38169320136">
                <text:p>381693201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6749191219">
                <text:p>36749191219</text:p>
              </table:table-cell>
              <table:table-cell office:value-type="float" office:value="36689087209">
                <text:p>36689087209</text:p>
              </table:table-cell>
              <table:table-cell office:value-type="float" office:value="36472241967">
                <text:p>36472241967</text:p>
              </table:table-cell>
              <table:table-cell office:value-type="float" office:value="36270063676">
                <text:p>36270063676</text:p>
              </table:table-cell>
              <table:table-cell office:value-type="float" office:value="36163181367">
                <text:p>36163181367</text:p>
              </table:table-cell>
              <table:table-cell office:value-type="float" office:value="36156178937">
                <text:p>36156178937</text:p>
              </table:table-cell>
              <table:table-cell office:value-type="float" office:value="36243955745">
                <text:p>36243955745</text:p>
              </table:table-cell>
              <table:table-cell office:value-type="float" office:value="36169027361">
                <text:p>361690273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6511479216">
                <text:p>36511479216</text:p>
              </table:table-cell>
              <table:table-cell office:value-type="float" office:value="36430355354">
                <text:p>36430355354</text:p>
              </table:table-cell>
              <table:table-cell office:value-type="float" office:value="36316639643">
                <text:p>36316639643</text:p>
              </table:table-cell>
              <table:table-cell office:value-type="float" office:value="36304359374">
                <text:p>36304359374</text:p>
              </table:table-cell>
              <table:table-cell office:value-type="float" office:value="36424142693">
                <text:p>36424142693</text:p>
              </table:table-cell>
              <table:table-cell office:value-type="float" office:value="36345449795">
                <text:p>36345449795</text:p>
              </table:table-cell>
              <table:table-cell office:value-type="float" office:value="36498932722">
                <text:p>36498932722</text:p>
              </table:table-cell>
              <table:table-cell office:value-type="float" office:value="36504780604">
                <text:p>365047806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9539577974">
                <text:p>59539577974</text:p>
              </table:table-cell>
              <table:table-cell office:value-type="float" office:value="55160696413">
                <text:p>55160696413</text:p>
              </table:table-cell>
              <table:table-cell office:value-type="float" office:value="59560260910">
                <text:p>59560260910</text:p>
              </table:table-cell>
              <table:table-cell office:value-type="float" office:value="57569494626">
                <text:p>57569494626</text:p>
              </table:table-cell>
              <table:table-cell office:value-type="float" office:value="57041877114">
                <text:p>57041877114</text:p>
              </table:table-cell>
              <table:table-cell office:value-type="float" office:value="59490594721">
                <text:p>59490594721</text:p>
              </table:table-cell>
              <table:table-cell office:value-type="float" office:value="59772164604">
                <text:p>59772164604</text:p>
              </table:table-cell>
              <table:table-cell office:value-type="float" office:value="61331003266">
                <text:p>613310032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56cm" svg:height="32.084cm" xlink:href=".." xlink:type="simple" chart:class="chart:line" chart:style-name="ch1">
        <chart:legend chart:legend-position="end" svg:x="65.031cm" svg:y="14cm" style:legend-expansion="high" chart:style-name="ch2"/>
        <chart:plot-area chart:style-name="ch3" table:cell-range-address="'measure-generator'.B2:'measure-generator'.B10 'measure-generator'.A2:'measure-generator'.A2 'measure-generator'.D218:'measure-generator'.D289 'measure-generator'.A11:'measure-generator'.A11 'measure-generator'.A20:'measure-generator'.A20 'measure-generator'.A29:'measure-generator'.A29 'measure-generator'.A38:'measure-generator'.A38 'measure-generator'.A47:'measure-generator'.A47 'measure-generator'.A56:'measure-generator'.A56 'measure-generator'.A65:'measure-generator'.A65" chart:data-source-has-labels="both" svg:x="1.331cm" svg:y="0.641cm" svg:width="62.369cm" svg:height="30.802cm">
          <chartooo:coordinate-region svg:x="3.619cm" svg:y="0.84cm" svg:width="59.894cm" svg:height="29.956cm"/>
          <chart:axis chart:dimension="x" chart:name="primary-x" chart:style-name="ch4" chartooo:axis-type="auto">
            <chartooo:date-scale/>
            <chart:categories table:cell-range-address="'measure-generator'.B2:'measure-generator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asure-generator'.D218:'measure-generator'.D226" chart:label-cell-address="'measure-generator'.A2:'measure-generator'.A2" chart:class="chart:line">
            <chart:data-point chart:repeated="9"/>
          </chart:series>
          <chart:series chart:style-name="ch7" chart:values-cell-range-address="'measure-generator'.D227:'measure-generator'.D235" chart:label-cell-address="'measure-generator'.A11:'measure-generator'.A11" chart:class="chart:line">
            <chart:data-point chart:repeated="9"/>
          </chart:series>
          <chart:series chart:style-name="ch8" chart:values-cell-range-address="'measure-generator'.D236:'measure-generator'.D244" chart:label-cell-address="'measure-generator'.A20:'measure-generator'.A20" chart:class="chart:line">
            <chart:data-point chart:repeated="9"/>
          </chart:series>
          <chart:series chart:style-name="ch9" chart:values-cell-range-address="'measure-generator'.D245:'measure-generator'.D253" chart:label-cell-address="'measure-generator'.A29:'measure-generator'.A29" chart:class="chart:line">
            <chart:data-point chart:repeated="9"/>
          </chart:series>
          <chart:series chart:style-name="ch10" chart:values-cell-range-address="'measure-generator'.D254:'measure-generator'.D262" chart:label-cell-address="'measure-generator'.A38:'measure-generator'.A38" chart:class="chart:line">
            <chart:data-point chart:repeated="9"/>
          </chart:series>
          <chart:series chart:style-name="ch11" chart:values-cell-range-address="'measure-generator'.D263:'measure-generator'.D271" chart:label-cell-address="'measure-generator'.A47:'measure-generator'.A47" chart:class="chart:line">
            <chart:data-point chart:repeated="9"/>
          </chart:series>
          <chart:series chart:style-name="ch12" chart:values-cell-range-address="'measure-generator'.D272:'measure-generator'.D280" chart:label-cell-address="'measure-generator'.A56:'measure-generator'.A56" chart:class="chart:line">
            <chart:data-point chart:repeated="9"/>
          </chart:series>
          <chart:series chart:style-name="ch13" chart:values-cell-range-address="'measure-generator'.D281:'measure-generator'.D289" chart:label-cell-address="'measure-generator'.A65:'measure-generator'.A6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easure-generator'.A2:'measure-generator'.A2</svg:desc>
                </draw:g>
              </table:table-cell>
              <table:table-cell office:value-type="string">
                <text:p>2</text:p>
                <draw:g>
                  <svg:desc>'measure-generator'.A11:'measure-generator'.A11</svg:desc>
                </draw:g>
              </table:table-cell>
              <table:table-cell office:value-type="string">
                <text:p>3</text:p>
                <draw:g>
                  <svg:desc>'measure-generator'.A20:'measure-generator'.A20</svg:desc>
                </draw:g>
              </table:table-cell>
              <table:table-cell office:value-type="string">
                <text:p>4</text:p>
                <draw:g>
                  <svg:desc>'measure-generator'.A29:'measure-generator'.A29</svg:desc>
                </draw:g>
              </table:table-cell>
              <table:table-cell office:value-type="string">
                <text:p>5</text:p>
                <draw:g>
                  <svg:desc>'measure-generator'.A38:'measure-generator'.A38</svg:desc>
                </draw:g>
              </table:table-cell>
              <table:table-cell office:value-type="string">
                <text:p>6</text:p>
                <draw:g>
                  <svg:desc>'measure-generator'.A47:'measure-generator'.A47</svg:desc>
                </draw:g>
              </table:table-cell>
              <table:table-cell office:value-type="string">
                <text:p>7</text:p>
                <draw:g>
                  <svg:desc>'measure-generator'.A56:'measure-generator'.A56</svg:desc>
                </draw:g>
              </table:table-cell>
              <table:table-cell office:value-type="string">
                <text:p>8</text:p>
                <draw:g>
                  <svg:desc>'measure-generator'.A65:'measure-generator'.A65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measure-generator'.B2:'measure-generator'.B10</svg:desc>
                </draw:g>
              </table:table-cell>
              <table:table-cell office:value-type="float" office:value="68519927503">
                <text:p>68519927503</text:p>
                <draw:g>
                  <svg:desc>'measure-generator'.D218:'measure-generator'.D226</svg:desc>
                </draw:g>
              </table:table-cell>
              <table:table-cell office:value-type="float" office:value="59737898584">
                <text:p>59737898584</text:p>
                <draw:g>
                  <svg:desc>'measure-generator'.D227:'measure-generator'.D235</svg:desc>
                </draw:g>
              </table:table-cell>
              <table:table-cell office:value-type="float" office:value="53071573697">
                <text:p>53071573697</text:p>
                <draw:g>
                  <svg:desc>'measure-generator'.D236:'measure-generator'.D244</svg:desc>
                </draw:g>
              </table:table-cell>
              <table:table-cell office:value-type="float" office:value="49057221244">
                <text:p>49057221244</text:p>
                <draw:g>
                  <svg:desc>'measure-generator'.D245:'measure-generator'.D253</svg:desc>
                </draw:g>
              </table:table-cell>
              <table:table-cell office:value-type="float" office:value="45643653569">
                <text:p>45643653569</text:p>
                <draw:g>
                  <svg:desc>'measure-generator'.D254:'measure-generator'.D262</svg:desc>
                </draw:g>
              </table:table-cell>
              <table:table-cell office:value-type="float" office:value="43391187245">
                <text:p>43391187245</text:p>
                <draw:g>
                  <svg:desc>'measure-generator'.D263:'measure-generator'.D271</svg:desc>
                </draw:g>
              </table:table-cell>
              <table:table-cell office:value-type="float" office:value="42265664509">
                <text:p>42265664509</text:p>
                <draw:g>
                  <svg:desc>'measure-generator'.D272:'measure-generator'.D280</svg:desc>
                </draw:g>
              </table:table-cell>
              <table:table-cell office:value-type="float" office:value="40666036304">
                <text:p>40666036304</text:p>
                <draw:g>
                  <svg:desc>'measure-generator'.D281:'measure-generator'.D289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2801316985">
                <text:p>52801316985</text:p>
              </table:table-cell>
              <table:table-cell office:value-type="float" office:value="49481615156">
                <text:p>49481615156</text:p>
              </table:table-cell>
              <table:table-cell office:value-type="float" office:value="44001364419">
                <text:p>44001364419</text:p>
              </table:table-cell>
              <table:table-cell office:value-type="float" office:value="41478932204">
                <text:p>41478932204</text:p>
              </table:table-cell>
              <table:table-cell office:value-type="float" office:value="38737827487">
                <text:p>38737827487</text:p>
              </table:table-cell>
              <table:table-cell office:value-type="float" office:value="37128914369">
                <text:p>37128914369</text:p>
              </table:table-cell>
              <table:table-cell office:value-type="float" office:value="36698822383">
                <text:p>36698822383</text:p>
              </table:table-cell>
              <table:table-cell office:value-type="float" office:value="35930416082">
                <text:p>3593041608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082314730">
                <text:p>42082314730</text:p>
              </table:table-cell>
              <table:table-cell office:value-type="float" office:value="39820474865">
                <text:p>39820474865</text:p>
              </table:table-cell>
              <table:table-cell office:value-type="float" office:value="37369945578">
                <text:p>37369945578</text:p>
              </table:table-cell>
              <table:table-cell office:value-type="float" office:value="35715861774">
                <text:p>35715861774</text:p>
              </table:table-cell>
              <table:table-cell office:value-type="float" office:value="33952735331">
                <text:p>33952735331</text:p>
              </table:table-cell>
              <table:table-cell office:value-type="float" office:value="33311549675">
                <text:p>33311549675</text:p>
              </table:table-cell>
              <table:table-cell office:value-type="float" office:value="33270526160">
                <text:p>33270526160</text:p>
              </table:table-cell>
              <table:table-cell office:value-type="float" office:value="32701853918">
                <text:p>327018539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600831572">
                <text:p>38600831572</text:p>
              </table:table-cell>
              <table:table-cell office:value-type="float" office:value="38238622175">
                <text:p>38238622175</text:p>
              </table:table-cell>
              <table:table-cell office:value-type="float" office:value="36524626984">
                <text:p>36524626984</text:p>
              </table:table-cell>
              <table:table-cell office:value-type="float" office:value="35482427407">
                <text:p>35482427407</text:p>
              </table:table-cell>
              <table:table-cell office:value-type="float" office:value="34736382680">
                <text:p>34736382680</text:p>
              </table:table-cell>
              <table:table-cell office:value-type="float" office:value="34451035151">
                <text:p>34451035151</text:p>
              </table:table-cell>
              <table:table-cell office:value-type="float" office:value="34547313177">
                <text:p>34547313177</text:p>
              </table:table-cell>
              <table:table-cell office:value-type="float" office:value="34233849010">
                <text:p>342338490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640522864">
                <text:p>34640522864</text:p>
              </table:table-cell>
              <table:table-cell office:value-type="float" office:value="34445642499">
                <text:p>34445642499</text:p>
              </table:table-cell>
              <table:table-cell office:value-type="float" office:value="33912663613">
                <text:p>33912663613</text:p>
              </table:table-cell>
              <table:table-cell office:value-type="float" office:value="33575012508">
                <text:p>33575012508</text:p>
              </table:table-cell>
              <table:table-cell office:value-type="float" office:value="33341512144">
                <text:p>33341512144</text:p>
              </table:table-cell>
              <table:table-cell office:value-type="float" office:value="33247688622">
                <text:p>33247688622</text:p>
              </table:table-cell>
              <table:table-cell office:value-type="float" office:value="33326812020">
                <text:p>33326812020</text:p>
              </table:table-cell>
              <table:table-cell office:value-type="float" office:value="33224735703">
                <text:p>332247357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1823624080">
                <text:p>31823624080</text:p>
              </table:table-cell>
              <table:table-cell office:value-type="float" office:value="31776160223">
                <text:p>31776160223</text:p>
              </table:table-cell>
              <table:table-cell office:value-type="float" office:value="31745560804">
                <text:p>31745560804</text:p>
              </table:table-cell>
              <table:table-cell office:value-type="float" office:value="32382346457">
                <text:p>32382346457</text:p>
              </table:table-cell>
              <table:table-cell office:value-type="float" office:value="31894268608">
                <text:p>31894268608</text:p>
              </table:table-cell>
              <table:table-cell office:value-type="float" office:value="31785288900">
                <text:p>31785288900</text:p>
              </table:table-cell>
              <table:table-cell office:value-type="float" office:value="31769428779">
                <text:p>31769428779</text:p>
              </table:table-cell>
              <table:table-cell office:value-type="float" office:value="31823606482">
                <text:p>3182360648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328088717">
                <text:p>33328088717</text:p>
              </table:table-cell>
              <table:table-cell office:value-type="float" office:value="33158419728">
                <text:p>33158419728</text:p>
              </table:table-cell>
              <table:table-cell office:value-type="float" office:value="33189140257">
                <text:p>33189140257</text:p>
              </table:table-cell>
              <table:table-cell office:value-type="float" office:value="33132495620">
                <text:p>33132495620</text:p>
              </table:table-cell>
              <table:table-cell office:value-type="float" office:value="33141027782">
                <text:p>33141027782</text:p>
              </table:table-cell>
              <table:table-cell office:value-type="float" office:value="33193340508">
                <text:p>33193340508</text:p>
              </table:table-cell>
              <table:table-cell office:value-type="float" office:value="33257745137">
                <text:p>33257745137</text:p>
              </table:table-cell>
              <table:table-cell office:value-type="float" office:value="33193381502">
                <text:p>331933815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720099880">
                <text:p>34720099880</text:p>
              </table:table-cell>
              <table:table-cell office:value-type="float" office:value="35161954324">
                <text:p>35161954324</text:p>
              </table:table-cell>
              <table:table-cell office:value-type="float" office:value="34776513062">
                <text:p>34776513062</text:p>
              </table:table-cell>
              <table:table-cell office:value-type="float" office:value="34982814156">
                <text:p>34982814156</text:p>
              </table:table-cell>
              <table:table-cell office:value-type="float" office:value="34600474056">
                <text:p>34600474056</text:p>
              </table:table-cell>
              <table:table-cell office:value-type="float" office:value="34748148351">
                <text:p>34748148351</text:p>
              </table:table-cell>
              <table:table-cell office:value-type="float" office:value="34607175537">
                <text:p>34607175537</text:p>
              </table:table-cell>
              <table:table-cell office:value-type="float" office:value="34660545175">
                <text:p>346605451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3602137048">
                <text:p>53602137048</text:p>
              </table:table-cell>
              <table:table-cell office:value-type="float" office:value="51279531287">
                <text:p>51279531287</text:p>
              </table:table-cell>
              <table:table-cell office:value-type="float" office:value="54512991701">
                <text:p>54512991701</text:p>
              </table:table-cell>
              <table:table-cell office:value-type="float" office:value="56902702854">
                <text:p>56902702854</text:p>
              </table:table-cell>
              <table:table-cell office:value-type="float" office:value="53933305697">
                <text:p>53933305697</text:p>
              </table:table-cell>
              <table:table-cell office:value-type="float" office:value="54512556868">
                <text:p>54512556868</text:p>
              </table:table-cell>
              <table:table-cell office:value-type="float" office:value="53506208786">
                <text:p>53506208786</text:p>
              </table:table-cell>
              <table:table-cell office:value-type="float" office:value="57263493845">
                <text:p>572634938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